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56.99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4.64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4.73mm"/>
    </style:style>
    <style:style style:name="co14" style:family="table-column">
      <style:table-column-properties fo:break-before="auto" style:column-width="26.9mm"/>
    </style:style>
    <style:style style:name="co15" style:family="table-column">
      <style:table-column-properties fo:break-before="auto" style:column-width="20.48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2.23mm"/>
    </style:style>
    <style:style style:name="co18" style:family="table-column">
      <style:table-column-properties fo:break-before="auto" style:column-width="20.76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7.1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4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6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7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G120:Sheet1.G120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3"/>
        <table:table-column table:style-name="co10" table:default-cell-style-name="ce16"/>
        <table:table-column table:style-name="co11" table:default-cell-style-name="ce18"/>
        <table:table-column table:style-name="co12" table:default-cell-style-name="ce3"/>
        <table:table-column table:style-name="co13" table:default-cell-style-name="ce3"/>
        <table:table-column table:style-name="co14" table:default-cell-style-name="ce22"/>
        <table:table-column table:style-name="co15" table:default-cell-style-name="ce23"/>
        <table:table-column table:style-name="co16" table:number-columns-repeated="3" table:default-cell-style-name="ce3"/>
        <table:table-column table:style-name="co17" table:default-cell-style-name="ce25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30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Im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0" office:value-type="string" calcext:value-type="string">
            <text:p>Pays/Région</text:p>
          </table:table-cell>
          <table:table-cell table:style-name="ce12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7" office:value-type="string" calcext:value-type="string">
            <text:p>Prix unitaire / unité de compte Lt</text:p>
          </table:table-cell>
          <table:table-cell table:style-name="ce19" office:value-type="string" calcext:value-type="string">
            <text:p>Prix unitaire / unité de compte Sous</text:p>
          </table:table-cell>
          <table:table-cell table:style-name="ce19" office:value-type="string" calcext:value-type="string">
            <text:p>Prix unitaire / unité de compte Deniers</text:p>
          </table:table-cell>
          <table:table-cell table:style-name="ce20" office:value-type="string" calcext:value-type="string">
            <text:p>Prix unitaire en décimale de Lt</text:p>
          </table:table-cell>
          <table:table-cell table:style-name="ce19" office:value-type="string" calcext:value-type="string">
            <text:p>Valeur en livres tournois</text:p>
          </table:table-cell>
          <table:table-cell table:style-name="ce19" office:value-type="string" calcext:value-type="string">
            <text:p>valeur en sous</text:p>
          </table:table-cell>
          <table:table-cell table:style-name="ce19" office:value-type="string" calcext:value-type="string">
            <text:p>valeur en denier</text:p>
          </table:table-cell>
          <table:table-cell table:style-name="ce19" office:value-type="string" calcext:value-type="string">
            <text:p>Valeur en décimale de livre tournois</text:p>
          </table:table-cell>
          <table:table-cell table:style-name="ce24" office:value-type="string" calcext:value-type="string">
            <text:p>Valeur calculée</text:p>
          </table:table-cell>
          <table:table-cell table:style-name="ce26" office:value-type="string" calcext:value-type="string">
            <text:p>Différence</text:p>
          </table:table-cell>
          <table:table-cell table:style-name="ce27" office:value-type="string" calcext:value-type="string">
            <text:p>Remarques</text:p>
          </table:table-cell>
          <table:table-cell table:style-name="ce29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40" calcext:value-type="float">
            <text:p>40,00</text:p>
          </table:table-cell>
          <table:table-cell table:style-name="ce15" office:value-type="string" calcext:value-type="string">
            <text:p>tonneaux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]+([.M2]/20)+([.N2]/240)" office:value-type="float" office:value="30" calcext:value-type="float">
            <text:p>30,0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1200" calcext:value-type="float">
            <text:p>1 200,0000</text:p>
          </table:table-cell>
          <table:table-cell table:formula="of:=[.S2]-[.T2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is d'Espa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3]+([.M3]/20)+([.N3]/240)" office:value-type="float" office:value="1" calcext:value-type="float">
            <text:p>1,00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58" calcext:value-type="float">
            <text:p>58,0000</text:p>
          </table:table-cell>
          <table:table-cell table:formula="of:=[.S3]-[.T3]" office:value-type="float" office:value="-58" calcext:value-type="float">
            <text:p>-58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187" calcext:value-type="float">
            <text:p>1 187,00</text:p>
          </table:table-cell>
          <table:table-cell office:value-type="string" calcext:value-type="string">
            <text:p>baril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4]+([.M4]/20)+([.N4]/240)" office:value-type="float" office:value="28" calcext:value-type="float">
            <text:p>28,00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33236" calcext:value-type="float">
            <text:p>33 236,0000</text:p>
          </table:table-cell>
          <table:table-cell table:formula="of:=[.S4]-[.T4]" office:value-type="float" office:value="-33236" calcext:value-type="float">
            <text:p>-33236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billau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5]+([.M5]/20)+([.N5]/240)" office:value-type="float" office:value="25" calcext:value-type="float">
            <text:p>25,0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1500" calcext:value-type="float">
            <text:p>1 500,0000</text:p>
          </table:table-cell>
          <table:table-cell table:formula="of:=[.S5]-[.T5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huille de pois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barique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1" table:formula="of:=[.L6]+([.M6]/20)+([.N6]/240)" office:value-type="float" office:value="160" calcext:value-type="float">
            <text:p>160,00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240" calcext:value-type="float">
            <text:p>240,0000</text:p>
          </table:table-cell>
          <table:table-cell table:formula="of:=[.S6]-[.T6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1610" calcext:value-type="float">
            <text:p>11 6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7]+([.M7]/20)+([.N7]/240)" office:value-type="float" office:value="0.4" calcext:value-type="float">
            <text:p>0,4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4644" calcext:value-type="float">
            <text:p>4 644,0000</text:p>
          </table:table-cell>
          <table:table-cell table:formula="of:=[.S7]-[.T7]" office:value-type="float" office:value="-4644" calcext:value-type="float">
            <text:p>-4644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75133" calcext:value-type="float">
            <text:p>75 13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8]+([.M8]/20)+([.N8]/240)" office:value-type="float" office:value="1" calcext:value-type="float">
            <text:p>1,0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75133" calcext:value-type="float">
            <text:p>75 133,0000</text:p>
          </table:table-cell>
          <table:table-cell table:formula="of:=[.S8]-[.T8]" office:value-type="float" office:value="-75133" calcext:value-type="float">
            <text:p>-75133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rogue de stocfi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528" calcext:value-type="float">
            <text:p>1 528,00</text:p>
          </table:table-cell>
          <table:table-cell office:value-type="string" calcext:value-type="string">
            <text:p>baril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9]+([.M9]/20)+([.N9]/240)" office:value-type="float" office:value="50" calcext:value-type="float">
            <text:p>50,0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76400" calcext:value-type="float">
            <text:p>76 400,0000</text:p>
          </table:table-cell>
          <table:table-cell table:formula="of:=[.S9]-[.T9]" office:value-type="float" office:value="-76400" calcext:value-type="float">
            <text:p>-76400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965" calcext:value-type="float">
            <text:p>96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0]+([.M10]/20)+([.N10]/240)" office:value-type="float" office:value="0.3" calcext:value-type="float">
            <text:p>0,3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289.5" calcext:value-type="float">
            <text:p>289,5000</text:p>
          </table:table-cell>
          <table:table-cell table:formula="of:=[.S10]-[.T10]" office:value-type="float" office:value="-289.5" calcext:value-type="float">
            <text:p>-289,5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vi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750" calcext:value-type="float">
            <text:p>1 750,00</text:p>
          </table:table-cell>
          <table:table-cell office:value-type="string" calcext:value-type="string">
            <text:p>en nombre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1]+([.M11]/20)+([.N11]/240)" office:value-type="float" office:value="2.5" calcext:value-type="float">
            <text:p>2,5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4375" calcext:value-type="float">
            <text:p>4 375,0000</text:p>
          </table:table-cell>
          <table:table-cell table:formula="of:=[.S11]-[.T11]" office:value-type="float" office:value="-4375" calcext:value-type="float">
            <text:p>-4375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itrons et ora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63000" calcext:value-type="float">
            <text:p>63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1" table:formula="of:=[.L12]+([.M12]/20)+([.N12]/240)" office:value-type="float" office:value="0.05" calcext:value-type="float">
            <text:p>0,05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3150" calcext:value-type="float">
            <text:p>3 150,0000</text:p>
          </table:table-cell>
          <table:table-cell table:formula="of:=[.S12]-[.T12]" office:value-type="float" office:value="-3150" calcext:value-type="float">
            <text:p>-3150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92210" calcext:value-type="float">
            <text:p>292 2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3]+([.M13]/20)+([.N13]/240)" office:value-type="float" office:value="0.2" calcext:value-type="float">
            <text:p>0,20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58442" calcext:value-type="float">
            <text:p>58 442,0000</text:p>
          </table:table-cell>
          <table:table-cell table:formula="of:=[.S13]-[.T13]" office:value-type="float" office:value="-58442" calcext:value-type="float">
            <text:p>-58442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62900" calcext:value-type="float">
            <text:p>62 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14]+([.M14]/20)+([.N14]/240)" office:value-type="float" office:value="0.15" calcext:value-type="float">
            <text:p>0,15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9435" calcext:value-type="float">
            <text:p>9 435,0000</text:p>
          </table:table-cell>
          <table:table-cell table:formula="of:=[.S14]-[.T14]" office:value-type="float" office:value="-9435" calcext:value-type="float">
            <text:p>-9435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rena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5]+([.M15]/20)+([.N15]/240)" office:value-type="float" office:value="0.3" calcext:value-type="float">
            <text:p>0,30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9" calcext:value-type="float">
            <text:p>9,0000</text:p>
          </table:table-cell>
          <table:table-cell table:formula="of:=[.S15]-[.T15]" office:value-type="float" office:value="-9" calcext:value-type="float">
            <text:p>-9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jalap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243" calcext:value-type="float">
            <text:p>4 24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6]+([.M16]/20)+([.N16]/240)" office:value-type="float" office:value="2" calcext:value-type="float">
            <text:p>2,00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8486" calcext:value-type="float">
            <text:p>8 486,0000</text:p>
          </table:table-cell>
          <table:table-cell table:formula="of:=[.S16]-[.T16]" office:value-type="float" office:value="-8486" calcext:value-type="float">
            <text:p>-8486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table:number-columns-repeated="5"/>
          <table:table-cell table:style-name="ce21" table:formula="of:=[.L17]+([.M17]/20)+([.N17]/240)" office:value-type="float" office:value="0" calcext:value-type="float">
            <text:p>0,0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P17]+0.05*[.Q17]+[.R17]/240" office:value-type="float" office:value="10" calcext:value-type="float">
            <text:p>10</text:p>
          </table:table-cell>
          <table:table-cell table:formula="of:=[.J17]*[.O17]" office:value-type="float" office:value="0" calcext:value-type="float">
            <text:p>0,0000</text:p>
          </table:table-cell>
          <table:table-cell table:formula="of:=[.S17]-[.T17]" office:value-type="float" office:value="10" calcext:value-type="float">
            <text:p>10</text:p>
          </table:table-cell>
          <table:table-cell office:value-type="string" calcext:value-type="string">
            <text:p>valeur de 10 L</text:p>
          </table:table-cell>
          <table:table-cell table:number-columns-repeated="100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ta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en nomb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1" table:formula="of:=[.L18]+([.M18]/20)+([.N18]/240)" office:value-type="float" office:value="0.00416666666666667" calcext:value-type="float">
            <text:p>0,00417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0.583333333333333" calcext:value-type="float">
            <text:p>0,5833</text:p>
          </table:table-cell>
          <table:table-cell table:formula="of:=[.S18]-[.T18]" office:value-type="float" office:value="-0.583333333333333" calcext:value-type="float">
            <text:p>-0,58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quinquin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143" calcext:value-type="float">
            <text:p>2 143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9]+([.M19]/20)+([.N19]/240)" office:value-type="float" office:value="4" calcext:value-type="float">
            <text:p>4,0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8572" calcext:value-type="float">
            <text:p>8 572,0000</text:p>
          </table:table-cell>
          <table:table-cell table:formula="of:=[.S19]-[.T19]" office:value-type="float" office:value="-8572" calcext:value-type="float">
            <text:p>-8572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13175" calcext:value-type="float">
            <text:p>213 1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20]+([.M20]/20)+([.N20]/240)" office:value-type="float" office:value="0.3" calcext:value-type="float">
            <text:p>0,3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63952.5" calcext:value-type="float">
            <text:p>63 952,5000</text:p>
          </table:table-cell>
          <table:table-cell table:formula="of:=[.S20]-[.T20]" office:value-type="float" office:value="-63952.5" calcext:value-type="float">
            <text:p>-63952,5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3.25" calcext:value-type="float">
            <text:p>13,25</text:p>
          </table:table-cell>
          <table:table-cell office:value-type="string" calcext:value-type="string">
            <text:p>tonneaux</text:p>
          </table:table-cell>
          <table:table-cell office:value-type="float" office:value="700" calcext:value-type="float">
            <text:p>700,000</text:p>
          </table:table-cell>
          <table:table-cell table:number-columns-repeated="2"/>
          <table:table-cell table:style-name="ce21" table:formula="of:=[.L21]+([.M21]/20)+([.N21]/240)" office:value-type="float" office:value="700" calcext:value-type="float">
            <text:p>700,00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9275" calcext:value-type="float">
            <text:p>9 275,0000</text:p>
          </table:table-cell>
          <table:table-cell table:formula="of:=[.S21]-[.T21]" office:value-type="float" office:value="-9275" calcext:value-type="float">
            <text:p>-9275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Flandre</text:p>
          </table:table-cell>
          <table:table-cell office:value-type="float" office:value="840" calcext:value-type="float">
            <text:p>840,00</text:p>
          </table:table-cell>
          <table:table-cell office:value-type="string" calcext:value-type="string">
            <text:p>razières</text:p>
          </table:table-cell>
          <table:table-cell table:number-columns-repeated="3"/>
          <table:table-cell table:style-name="ce21" table:formula="of:=[.L22]+([.M22]/20)+([.N22]/240)" office:value-type="float" office:value="0" calcext:value-type="float">
            <text:p>0,0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0" calcext:value-type="float">
            <text:p>0,0000</text:p>
          </table:table-cell>
          <table:table-cell table:formula="of:=[.S22]-[.T22]" office:value-type="float" office:value="0" calcext:value-type="float">
            <text:p>0</text:p>
          </table:table-cell>
          <table:table-cell office:value-type="string" calcext:value-type="string">
            <text:p>120 L le tonneau</text:p>
          </table:table-cell>
          <table:table-cell table:number-columns-repeated="100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ornes en feu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Flandre</text:p>
          </table:table-cell>
          <table:table-cell office:value-type="float" office:value="2300" calcext:value-type="float">
            <text:p>2 30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3]+([.M23]/20)+([.N23]/240)" office:value-type="float" office:value="3" calcext:value-type="float">
            <text:p>3,0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6900" calcext:value-type="float">
            <text:p>6 900,0000</text:p>
          </table:table-cell>
          <table:table-cell table:formula="of:=[.S23]-[.T23]" office:value-type="float" office:value="-6900" calcext:value-type="float">
            <text:p>-6900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uivre en p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Flandre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24]+([.M24]/20)+([.N24]/240)" office:value-type="float" office:value="1.4" calcext:value-type="float">
            <text:p>1,40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336" calcext:value-type="float">
            <text:p>336,0000</text:p>
          </table:table-cell>
          <table:table-cell table:formula="of:=[.S24]-[.T24]" office:value-type="float" office:value="-336" calcext:value-type="float">
            <text:p>-336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lomb lamin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Flandre</text:p>
          </table:table-cell>
          <table:table-cell office:value-type="float" office:value="95000" calcext:value-type="float">
            <text:p>95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25]+([.M25]/20)+([.N25]/240)" office:value-type="float" office:value="0.35" calcext:value-type="float">
            <text:p>0,35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33250" calcext:value-type="float">
            <text:p>33 250,0000</text:p>
          </table:table-cell>
          <table:table-cell table:formula="of:=[.S25]-[.T25]" office:value-type="float" office:value="-33250" calcext:value-type="float">
            <text:p>-33250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Flandre</text:p>
          </table:table-cell>
          <table:table-cell office:value-type="float" office:value="65000" calcext:value-type="float">
            <text:p>65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26]+([.M26]/20)+([.N26]/240)" office:value-type="float" office:value="0.2" calcext:value-type="float">
            <text:p>0,2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13000" calcext:value-type="float">
            <text:p>13 000,0000</text:p>
          </table:table-cell>
          <table:table-cell table:formula="of:=[.S26]-[.T26]" office:value-type="float" office:value="-13000" calcext:value-type="float">
            <text:p>-13000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97" calcext:value-type="float">
            <text:p>97,00</text:p>
          </table:table-cell>
          <table:table-cell office:value-type="string" calcext:value-type="string">
            <text:p>barils</text:p>
          </table:table-cell>
          <table:table-cell office:value-type="float" office:value="52" calcext:value-type="float">
            <text:p>5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7]+([.M27]/20)+([.N27]/240)" office:value-type="float" office:value="52.5" calcext:value-type="float">
            <text:p>52,5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5092.5" calcext:value-type="float">
            <text:p>5 092,5000</text:p>
          </table:table-cell>
          <table:table-cell table:formula="of:=[.S27]-[.T27]" office:value-type="float" office:value="-5092.5" calcext:value-type="float">
            <text:p>-5092,5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860" calcext:value-type="float">
            <text:p>6 8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28]+([.M28]/20)+([.N28]/240)" office:value-type="float" office:value="0.35" calcext:value-type="float">
            <text:p>0,35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2401" calcext:value-type="float">
            <text:p>2 401,0000</text:p>
          </table:table-cell>
          <table:table-cell table:formula="of:=[.S28]-[.T28]" office:value-type="float" office:value="-2401" calcext:value-type="float">
            <text:p>-2401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8830" calcext:value-type="float">
            <text:p>38 8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9]+([.M29]/20)+([.N29]/240)" office:value-type="float" office:value="0.75" calcext:value-type="float">
            <text:p>0,75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29122.5" calcext:value-type="float">
            <text:p>29 122,5000</text:p>
          </table:table-cell>
          <table:table-cell table:formula="of:=[.S29]-[.T29]" office:value-type="float" office:value="-29122.5" calcext:value-type="float">
            <text:p>-29122,5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alaine coup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11" calcext:value-type="float">
            <text:p>411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30]+([.M30]/20)+([.N30]/240)" office:value-type="float" office:value="3" calcext:value-type="float">
            <text:p>3,0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1233" calcext:value-type="float">
            <text:p>1 233,0000</text:p>
          </table:table-cell>
          <table:table-cell table:formula="of:=[.S30]-[.T30]" office:value-type="float" office:value="-1233" calcext:value-type="float">
            <text:p>-1233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50" calcext:value-type="float">
            <text:p>350,00</text:p>
          </table:table-cell>
          <table:table-cell office:value-type="string" calcext:value-type="string">
            <text:p>barils</text:p>
          </table:table-cell>
          <table:table-cell office:value-type="float" office:value="55" calcext:value-type="float">
            <text:p>55,000</text:p>
          </table:table-cell>
          <table:table-cell table:number-columns-repeated="2"/>
          <table:table-cell table:style-name="ce21" table:formula="of:=[.L31]+([.M31]/20)+([.N31]/240)" office:value-type="float" office:value="55" calcext:value-type="float">
            <text:p>55,0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19250" calcext:value-type="float">
            <text:p>19 250,0000</text:p>
          </table:table-cell>
          <table:table-cell table:formula="of:=[.S31]-[.T31]" office:value-type="float" office:value="-19250" calcext:value-type="float">
            <text:p>-19250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984" calcext:value-type="float">
            <text:p>98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32]+([.M32]/20)+([.N32]/240)" office:value-type="float" office:value="0.3" calcext:value-type="float">
            <text:p>0,3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295.2" calcext:value-type="float">
            <text:p>295,2000</text:p>
          </table:table-cell>
          <table:table-cell table:formula="of:=[.S32]-[.T32]" office:value-type="float" office:value="-295.2" calcext:value-type="float">
            <text:p>-295,2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15" calcext:value-type="float">
            <text:p>3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33]+([.M33]/20)+([.N33]/240)" office:value-type="float" office:value="0.5" calcext:value-type="float">
            <text:p>0,50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157.5" calcext:value-type="float">
            <text:p>157,5000</text:p>
          </table:table-cell>
          <table:table-cell table:formula="of:=[.S33]-[.T33]" office:value-type="float" office:value="-157.5" calcext:value-type="float">
            <text:p>-157,5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766" calcext:value-type="float">
            <text:p>766,00</text:p>
          </table:table-cell>
          <table:table-cell office:value-type="string" calcext:value-type="string">
            <text:p>bariqu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34]+([.M34]/20)+([.N34]/240)" office:value-type="float" office:value="28" calcext:value-type="float">
            <text:p>28,0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21448" calcext:value-type="float">
            <text:p>21 448,0000</text:p>
          </table:table-cell>
          <table:table-cell table:formula="of:=[.S34]-[.T34]" office:value-type="float" office:value="-21448" calcext:value-type="float">
            <text:p>-21448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tierçon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35]+([.M35]/20)+([.N35]/240)" office:value-type="float" office:value="18" calcext:value-type="float">
            <text:p>18,0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288" calcext:value-type="float">
            <text:p>288,0000</text:p>
          </table:table-cell>
          <table:table-cell table:formula="of:=[.S35]-[.T35]" office:value-type="float" office:value="-288" calcext:value-type="float">
            <text:p>-288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le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88" calcext:value-type="float">
            <text:p>48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36]+([.M36]/20)+([.N36]/240)" office:value-type="float" office:value="0.75" calcext:value-type="float">
            <text:p>0,75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366" calcext:value-type="float">
            <text:p>366,0000</text:p>
          </table:table-cell>
          <table:table-cell table:formula="of:=[.S36]-[.T36]" office:value-type="float" office:value="-366" calcext:value-type="float">
            <text:p>-366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utons de coc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38" calcext:value-type="float">
            <text:p>13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37]+([.M37]/20)+([.N37]/240)" office:value-type="float" office:value="1" calcext:value-type="float">
            <text:p>1,0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138" calcext:value-type="float">
            <text:p>138,0000</text:p>
          </table:table-cell>
          <table:table-cell table:formula="of:=[.S37]-[.T37]" office:value-type="float" office:value="-138" calcext:value-type="float">
            <text:p>-138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ray et 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02" calcext:value-type="float">
            <text:p>102,00</text:p>
          </table:table-cell>
          <table:table-cell office:value-type="string" calcext:value-type="string">
            <text:p>baril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38]+([.M38]/20)+([.N38]/240)" office:value-type="float" office:value="28" calcext:value-type="float">
            <text:p>28,00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2856" calcext:value-type="float">
            <text:p>2 856,0000</text:p>
          </table:table-cell>
          <table:table-cell table:formula="of:=[.S38]-[.T38]" office:value-type="float" office:value="-2856" calcext:value-type="float">
            <text:p>-2856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ercles de b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fournitur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39]+([.M39]/20)+([.N39]/240)" office:value-type="float" office:value="18" calcext:value-type="float">
            <text:p>18,0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108" calcext:value-type="float">
            <text:p>108,0000</text:p>
          </table:table-cell>
          <table:table-cell table:formula="of:=[.S39]-[.T39]" office:value-type="float" office:value="-108" calcext:value-type="float">
            <text:p>-108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eruz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riques</text:p>
          </table:table-cell>
          <table:table-cell office:value-type="float" office:value="180" calcext:value-type="float">
            <text:p>180,000</text:p>
          </table:table-cell>
          <table:table-cell table:number-columns-repeated="2"/>
          <table:table-cell table:style-name="ce21" table:formula="of:=[.L40]+([.M40]/20)+([.N40]/240)" office:value-type="float" office:value="180" calcext:value-type="float">
            <text:p>180,0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2160" calcext:value-type="float">
            <text:p>2 160,0000</text:p>
          </table:table-cell>
          <table:table-cell table:formula="of:=[.S40]-[.T40]" office:value-type="float" office:value="-2160" calcext:value-type="float">
            <text:p>-2160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eruz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780" calcext:value-type="float">
            <text:p>1 7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41]+([.M41]/20)+([.N41]/240)" office:value-type="float" office:value="0.25" calcext:value-type="float">
            <text:p>0,25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445" calcext:value-type="float">
            <text:p>445,0000</text:p>
          </table:table-cell>
          <table:table-cell table:formula="of:=[.S41]-[.T41]" office:value-type="float" office:value="-445" calcext:value-type="float">
            <text:p>-445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244" calcext:value-type="float">
            <text:p>1 24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42]+([.M42]/20)+([.N42]/240)" office:value-type="float" office:value="0.3" calcext:value-type="float">
            <text:p>0,3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373.2" calcext:value-type="float">
            <text:p>373,2000</text:p>
          </table:table-cell>
          <table:table-cell table:formula="of:=[.S42]-[.T42]" office:value-type="float" office:value="-373.2" calcext:value-type="float">
            <text:p>-373,2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ornes à lanter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1" table:formula="of:=[.L43]+([.M43]/20)+([.N43]/240)" office:value-type="float" office:value="400" calcext:value-type="float">
            <text:p>400,0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400" calcext:value-type="float">
            <text:p>400,0000</text:p>
          </table:table-cell>
          <table:table-cell table:formula="of:=[.S43]-[.T43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ornes à lanter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44]+([.M44]/20)+([.N44]/240)" office:value-type="float" office:value="3" calcext:value-type="float">
            <text:p>3,0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150" calcext:value-type="float">
            <text:p>150,0000</text:p>
          </table:table-cell>
          <table:table-cell table:formula="of:=[.S44]-[.T44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ordages de chan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16000" calcext:value-type="float">
            <text:p>116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45]+([.M45]/20)+([.N45]/240)" office:value-type="float" office:value="0.4" calcext:value-type="float">
            <text:p>0,4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46400" calcext:value-type="float">
            <text:p>46 400,0000</text:p>
          </table:table-cell>
          <table:table-cell table:formula="of:=[.S45]-[.T45]" office:value-type="float" office:value="-46400" calcext:value-type="float">
            <text:p>-46400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oton de Smir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060" calcext:value-type="float">
            <text:p>3 0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46]+([.M46]/20)+([.N46]/240)" office:value-type="float" office:value="1.5" calcext:value-type="float">
            <text:p>1,5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4590" calcext:value-type="float">
            <text:p>4 590,0000</text:p>
          </table:table-cell>
          <table:table-cell table:formula="of:=[.S46]-[.T46]" office:value-type="float" office:value="-4590" calcext:value-type="float">
            <text:p>-4590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ray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50" calcext:value-type="float">
            <text:p>3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47]+([.M47]/20)+([.N47]/240)" office:value-type="float" office:value="2" calcext:value-type="float">
            <text:p>2,00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700" calcext:value-type="float">
            <text:p>700,0000</text:p>
          </table:table-cell>
          <table:table-cell table:formula="of:=[.S47]-[.T47]" office:value-type="float" office:value="-700" calcext:value-type="float">
            <text:p>-700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reuse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onneau</text:p>
          </table:table-cell>
          <table:table-cell office:value-type="float" office:value="600" calcext:value-type="float">
            <text:p>600,000</text:p>
          </table:table-cell>
          <table:table-cell table:number-columns-repeated="2"/>
          <table:table-cell table:style-name="ce21" table:formula="of:=[.L48]+([.M48]/20)+([.N48]/240)" office:value-type="float" office:value="600" calcext:value-type="float">
            <text:p>600,0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600" calcext:value-type="float">
            <text:p>600,0000</text:p>
          </table:table-cell>
          <table:table-cell table:formula="of:=[.S48]-[.T48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r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400" calcext:value-type="float">
            <text:p>6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49]+([.M49]/20)+([.N49]/240)" office:value-type="float" office:value="1" calcext:value-type="float">
            <text:p>1,0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6400" calcext:value-type="float">
            <text:p>6 400,0000</text:p>
          </table:table-cell>
          <table:table-cell table:formula="of:=[.S49]-[.T49]" office:value-type="float" office:value="-6400" calcext:value-type="float">
            <text:p>-6400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u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300" calcext:value-type="float">
            <text:p>1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50]+([.M50]/20)+([.N50]/240)" office:value-type="float" office:value="1.4" calcext:value-type="float">
            <text:p>1,4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1820" calcext:value-type="float">
            <text:p>1 820,0000</text:p>
          </table:table-cell>
          <table:table-cell table:formula="of:=[.S50]-[.T50]" office:value-type="float" office:value="-1820" calcext:value-type="float">
            <text:p>-1820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u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748" calcext:value-type="float">
            <text:p>748,00</text:p>
          </table:table-cell>
          <table:table-cell office:value-type="string" calcext:value-type="string">
            <text:p>planch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51]+([.M51]/20)+([.N51]/240)" office:value-type="float" office:value="1.4" calcext:value-type="float">
            <text:p>1,40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1047.2" calcext:value-type="float">
            <text:p>1 047,2000</text:p>
          </table:table-cell>
          <table:table-cell table:formula="of:=[.S51]-[.T51]" office:value-type="float" office:value="-1047.2" calcext:value-type="float">
            <text:p>-1047,2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069" calcext:value-type="float">
            <text:p>1 06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52]+([.M52]/20)+([.N52]/240)" office:value-type="float" office:value="2" calcext:value-type="float">
            <text:p>2,0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2138" calcext:value-type="float">
            <text:p>2 138,0000</text:p>
          </table:table-cell>
          <table:table-cell table:formula="of:=[.S52]-[.T52]" office:value-type="float" office:value="-2138" calcext:value-type="float">
            <text:p>-2138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tamines à pavill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aisses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1" table:formula="of:=[.L53]+([.M53]/20)+([.N53]/240)" office:value-type="float" office:value="400" calcext:value-type="float">
            <text:p>400,0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1200" calcext:value-type="float">
            <text:p>1 200,0000</text:p>
          </table:table-cell>
          <table:table-cell table:formula="of:=[.S53]-[.T53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tamines à pavill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54]+([.M54]/20)+([.N54]/240)" office:value-type="float" office:value="50" calcext:value-type="float">
            <text:p>50,0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20000" calcext:value-type="float">
            <text:p>20 000,0000</text:p>
          </table:table-cell>
          <table:table-cell table:formula="of:=[.S54]-[.T54]" office:value-type="float" office:value="-20000" calcext:value-type="float">
            <text:p>-20000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tamines à pavill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30" calcext:value-type="float">
            <text:p>6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55]+([.M55]/20)+([.N55]/240)" office:value-type="float" office:value="1.5" calcext:value-type="float">
            <text:p>1,5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945" calcext:value-type="float">
            <text:p>945,0000</text:p>
          </table:table-cell>
          <table:table-cell table:formula="of:=[.S55]-[.T55]" office:value-type="float" office:value="-945" calcext:value-type="float">
            <text:p>-945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;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61850" calcext:value-type="float">
            <text:p>461 8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56]+([.M56]/20)+([.N56]/240)" office:value-type="float" office:value="0.2" calcext:value-type="float">
            <text:p>0,2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92370" calcext:value-type="float">
            <text:p>92 370,0000</text:p>
          </table:table-cell>
          <table:table-cell table:formula="of:=[.S56]-[.T56]" office:value-type="float" office:value="-92370" calcext:value-type="float">
            <text:p>-92370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;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baril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57]+([.M57]/20)+([.N57]/240)" office:value-type="float" office:value="120" calcext:value-type="float">
            <text:p>120,0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4440" calcext:value-type="float">
            <text:p>4 440,0000</text:p>
          </table:table-cell>
          <table:table-cell table:formula="of:=[.S57]-[.T57]" office:value-type="float" office:value="-4440" calcext:value-type="float">
            <text:p>-4440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;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2104" calcext:value-type="float">
            <text:p>12 10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58]+([.M58]/20)+([.N58]/240)" office:value-type="float" office:value="0.75" calcext:value-type="float">
            <text:p>0,75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9078" calcext:value-type="float">
            <text:p>9 078,0000</text:p>
          </table:table-cell>
          <table:table-cell table:formula="of:=[.S58]-[.T58]" office:value-type="float" office:value="-9078" calcext:value-type="float">
            <text:p>-9078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; en bo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775" calcext:value-type="float">
            <text:p>775,00</text:p>
          </table:table-cell>
          <table:table-cell office:value-type="string" calcext:value-type="string">
            <text:p>bott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59]+([.M59]/20)+([.N59]/240)" office:value-type="float" office:value="10" calcext:value-type="float">
            <text:p>10,0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7750" calcext:value-type="float">
            <text:p>7 750,0000</text:p>
          </table:table-cell>
          <table:table-cell table:formula="of:=[.S59]-[.T59]" office:value-type="float" office:value="-7750" calcext:value-type="float">
            <text:p>-7750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; en bo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5000" calcext:value-type="float">
            <text:p>45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60]+([.M60]/20)+([.N60]/240)" office:value-type="float" office:value="0.2" calcext:value-type="float">
            <text:p>0,2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9000" calcext:value-type="float">
            <text:p>9 000,0000</text:p>
          </table:table-cell>
          <table:table-cell table:formula="of:=[.S60]-[.T60]" office:value-type="float" office:value="-9000" calcext:value-type="float">
            <text:p>-9000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; en cerc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2170" calcext:value-type="float">
            <text:p>42 1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61]+([.M61]/20)+([.N61]/240)" office:value-type="float" office:value="0.3" calcext:value-type="float">
            <text:p>0,3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12651" calcext:value-type="float">
            <text:p>12 651,0000</text:p>
          </table:table-cell>
          <table:table-cell table:formula="of:=[.S61]-[.T61]" office:value-type="float" office:value="-12651" calcext:value-type="float">
            <text:p>-12651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; en enclu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12" calcext:value-type="float">
            <text:p>4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62]+([.M62]/20)+([.N62]/240)" office:value-type="float" office:value="0.5" calcext:value-type="float">
            <text:p>0,5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206" calcext:value-type="float">
            <text:p>206,0000</text:p>
          </table:table-cell>
          <table:table-cell table:formula="of:=[.S62]-[.T62]" office:value-type="float" office:value="-206" calcext:value-type="float">
            <text:p>-206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; en etock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538" calcext:value-type="float">
            <text:p>53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63]+([.M63]/20)+([.N63]/240)" office:value-type="float" office:value="0.5" calcext:value-type="float">
            <text:p>0,50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269" calcext:value-type="float">
            <text:p>269,0000</text:p>
          </table:table-cell>
          <table:table-cell table:formula="of:=[.S63]-[.T63]" office:value-type="float" office:value="-269" calcext:value-type="float">
            <text:p>-269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; en plaq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30" calcext:value-type="float">
            <text:p>6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64]+([.M64]/20)+([.N64]/240)" office:value-type="float" office:value="0.1" calcext:value-type="float">
            <text:p>0,1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63" calcext:value-type="float">
            <text:p>63,0000</text:p>
          </table:table-cell>
          <table:table-cell table:formula="of:=[.S64]-[.T64]" office:value-type="float" office:value="-63" calcext:value-type="float">
            <text:p>-63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; en poi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65]+([.M65]/20)+([.N65]/240)" office:value-type="float" office:value="0.2" calcext:value-type="float">
            <text:p>0,2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200" calcext:value-type="float">
            <text:p>200,0000</text:p>
          </table:table-cell>
          <table:table-cell table:formula="of:=[.S65]-[.T65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; en po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850" calcext:value-type="float">
            <text:p>6 8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66]+([.M66]/20)+([.N66]/240)" office:value-type="float" office:value="0.15" calcext:value-type="float">
            <text:p>0,15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1027.5" calcext:value-type="float">
            <text:p>1 027,5000</text:p>
          </table:table-cell>
          <table:table-cell table:formula="of:=[.S66]-[.T66]" office:value-type="float" office:value="-1027.5" calcext:value-type="float">
            <text:p>-1027,5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; en sc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67]+([.M67]/20)+([.N67]/240)" office:value-type="float" office:value="0.75" calcext:value-type="float">
            <text:p>0,75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750" calcext:value-type="float">
            <text:p>750,0000</text:p>
          </table:table-cell>
          <table:table-cell table:formula="of:=[.S67]-[.T67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; en t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145" calcext:value-type="float">
            <text:p>1 1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68]+([.M68]/20)+([.N68]/240)" office:value-type="float" office:value="0.3" calcext:value-type="float">
            <text:p>0,3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343.5" calcext:value-type="float">
            <text:p>343,5000</text:p>
          </table:table-cell>
          <table:table-cell table:formula="of:=[.S68]-[.T68]" office:value-type="float" office:value="-343.5" calcext:value-type="float">
            <text:p>-343,5</text:p>
          </table:table-cell>
          <table:table-cell office:value-type="string" calcext:value-type="string">
            <text:p>8S.6S</text:p>
          </table:table-cell>
          <table:table-cell table:number-columns-repeated="100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; en t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feuill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69]+([.M69]/20)+([.N69]/240)" office:value-type="float" office:value="1.25" calcext:value-type="float">
            <text:p>1,25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375" calcext:value-type="float">
            <text:p>375,0000</text:p>
          </table:table-cell>
          <table:table-cell table:formula="of:=[.S69]-[.T69]" office:value-type="float" office:value="-375" calcext:value-type="float">
            <text:p>-375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il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936" calcext:value-type="float">
            <text:p>93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70]+([.M70]/20)+([.N70]/240)" office:value-type="float" office:value="0.6" calcext:value-type="float">
            <text:p>0,6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561.6" calcext:value-type="float">
            <text:p>561,6000</text:p>
          </table:table-cell>
          <table:table-cell table:formula="of:=[.S70]-[.T70]" office:value-type="float" office:value="-561.6" calcext:value-type="float">
            <text:p>-561,6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il de le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71]+([.M71]/20)+([.N71]/240)" office:value-type="float" office:value="1.5" calcext:value-type="float">
            <text:p>1,5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55.5" calcext:value-type="float">
            <text:p>55,5000</text:p>
          </table:table-cell>
          <table:table-cell table:formula="of:=[.S71]-[.T71]" office:value-type="float" office:value="-55.5" calcext:value-type="float">
            <text:p>-55,5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romage d'holl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764785" calcext:value-type="float">
            <text:p>764 78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72]+([.M72]/20)+([.N72]/240)" office:value-type="float" office:value="0.4" calcext:value-type="float">
            <text:p>0,4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305914" calcext:value-type="float">
            <text:p>305 914,0000</text:p>
          </table:table-cell>
          <table:table-cell table:formula="of:=[.S72]-[.T72]" office:value-type="float" office:value="-305914" calcext:value-type="float">
            <text:p>-305914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eroff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73]+([.M73]/20)+([.N73]/240)" office:value-type="float" office:value="10" calcext:value-type="float">
            <text:p>10,0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600" calcext:value-type="float">
            <text:p>600,0000</text:p>
          </table:table-cell>
          <table:table-cell table:formula="of:=[.S73]-[.T73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raines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539" calcext:value-type="float">
            <text:p>2 539,00</text:p>
          </table:table-cell>
          <table:table-cell office:value-type="string" calcext:value-type="string">
            <text:p>sac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74]+([.M74]/20)+([.N74]/240)" office:value-type="float" office:value="10" calcext:value-type="float">
            <text:p>10,0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25390" calcext:value-type="float">
            <text:p>25 390,0000</text:p>
          </table:table-cell>
          <table:table-cell table:formula="of:=[.S74]-[.T74]" office:value-type="float" office:value="-25390" calcext:value-type="float">
            <text:p>-25390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raines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76" calcext:value-type="float">
            <text:p>176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75]+([.M75]/20)+([.N75]/240)" office:value-type="float" office:value="20" calcext:value-type="float">
            <text:p>20,0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3520" calcext:value-type="float">
            <text:p>3 520,0000</text:p>
          </table:table-cell>
          <table:table-cell table:formula="of:=[.S75]-[.T75]" office:value-type="float" office:value="-3520" calcext:value-type="float">
            <text:p>-3520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raines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76890" calcext:value-type="float">
            <text:p>176 8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76]+([.M76]/20)+([.N76]/240)" office:value-type="float" office:value="0.15" calcext:value-type="float">
            <text:p>0,15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26533.5" calcext:value-type="float">
            <text:p>26 533,5000</text:p>
          </table:table-cell>
          <table:table-cell table:formula="of:=[.S76]-[.T76]" office:value-type="float" office:value="-26533.5" calcext:value-type="float">
            <text:p>-26533,5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rua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370" calcext:value-type="float">
            <text:p>2 3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77]+([.M77]/20)+([.N77]/240)" office:value-type="float" office:value="0.15" calcext:value-type="float">
            <text:p>0,15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355.5" calcext:value-type="float">
            <text:p>355,5000</text:p>
          </table:table-cell>
          <table:table-cell table:formula="of:=[.S77]-[.T77]" office:value-type="float" office:value="-355.5" calcext:value-type="float">
            <text:p>-355,5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harangs blan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83" calcext:value-type="float">
            <text:p>83,00</text:p>
          </table:table-cell>
          <table:table-cell office:value-type="string" calcext:value-type="string">
            <text:p>baril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78]+([.M78]/20)+([.N78]/240)" office:value-type="float" office:value="40" calcext:value-type="float">
            <text:p>40,0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3320" calcext:value-type="float">
            <text:p>3 320,0000</text:p>
          </table:table-cell>
          <table:table-cell table:formula="of:=[.S78]-[.T78]" office:value-type="float" office:value="-3320" calcext:value-type="float">
            <text:p>-3320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Huile ; de gr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ièc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79]+([.M79]/20)+([.N79]/240)" office:value-type="float" office:value="300" calcext:value-type="float">
            <text:p>300,0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7200" calcext:value-type="float">
            <text:p>7 200,0000</text:p>
          </table:table-cell>
          <table:table-cell table:formula="of:=[.S79]-[.T79]" office:value-type="float" office:value="-7200" calcext:value-type="float">
            <text:p>-7200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Huile ; de gr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90140" calcext:value-type="float">
            <text:p>190 1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80]+([.M80]/20)+([.N80]/240)" office:value-type="float" office:value="0.35" calcext:value-type="float">
            <text:p>0,35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66549" calcext:value-type="float">
            <text:p>66 549,0000</text:p>
          </table:table-cell>
          <table:table-cell table:formula="of:=[.S80]-[.T80]" office:value-type="float" office:value="-66549" calcext:value-type="float">
            <text:p>-66549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Huile ; de pois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7600" calcext:value-type="float">
            <text:p>17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81]+([.M81]/20)+([.N81]/240)" office:value-type="float" office:value="0.35" calcext:value-type="float">
            <text:p>0,35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6160" calcext:value-type="float">
            <text:p>6 160,0000</text:p>
          </table:table-cell>
          <table:table-cell table:formula="of:=[.S81]-[.T81]" office:value-type="float" office:value="-6160" calcext:value-type="float">
            <text:p>-6160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426" calcext:value-type="float">
            <text:p>1 42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82]+([.M82]/20)+([.N82]/240)" office:value-type="float" office:value="0.6" calcext:value-type="float">
            <text:p>0,6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855.6" calcext:value-type="float">
            <text:p>855,6000</text:p>
          </table:table-cell>
          <table:table-cell table:formula="of:=[.S82]-[.T82]" office:value-type="float" office:value="-855.6" calcext:value-type="float">
            <text:p>-855,6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927" calcext:value-type="float">
            <text:p>92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83]+([.M83]/20)+([.N83]/240)" office:value-type="float" office:value="1.25" calcext:value-type="float">
            <text:p>1,25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1158.75" calcext:value-type="float">
            <text:p>1 158,7500</text:p>
          </table:table-cell>
          <table:table-cell table:formula="of:=[.S83]-[.T83]" office:value-type="float" office:value="-1158.75" calcext:value-type="float">
            <text:p>-1158,75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i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285" calcext:value-type="float">
            <text:p>6 28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84]+([.M84]/20)+([.N84]/240)" office:value-type="float" office:value="0.6" calcext:value-type="float">
            <text:p>0,6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3771" calcext:value-type="float">
            <text:p>3 771,0000</text:p>
          </table:table-cell>
          <table:table-cell table:formula="of:=[.S84]-[.T84]" office:value-type="float" office:value="-3771" calcext:value-type="float">
            <text:p>-3771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in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85]+([.M85]/20)+([.N85]/240)" office:value-type="float" office:value="0.6" calcext:value-type="float">
            <text:p>0,6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180" calcext:value-type="float">
            <text:p>180,0000</text:p>
          </table:table-cell>
          <table:table-cell table:formula="of:=[.S85]-[.T85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800" calcext:value-type="float">
            <text:p>2 80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86]+([.M86]/20)+([.N86]/240)" office:value-type="float" office:value="2.5" calcext:value-type="float">
            <text:p>2,5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7000" calcext:value-type="float">
            <text:p>7 000,0000</text:p>
          </table:table-cell>
          <table:table-cell table:formula="of:=[.S86]-[.T86]" office:value-type="float" office:value="-7000" calcext:value-type="float">
            <text:p>-7000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ust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854" calcext:value-type="float">
            <text:p>85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87]+([.M87]/20)+([.N87]/240)" office:value-type="float" office:value="1" calcext:value-type="float">
            <text:p>1,00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854" calcext:value-type="float">
            <text:p>854,0000</text:p>
          </table:table-cell>
          <table:table-cell table:formula="of:=[.S87]-[.T87]" office:value-type="float" office:value="-854" calcext:value-type="float">
            <text:p>-854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table:number-columns-repeated="5"/>
          <table:table-cell table:style-name="ce21" table:formula="of:=[.L88]+([.M88]/20)+([.N88]/240)" office:value-type="float" office:value="0" calcext:value-type="float">
            <text:p>0,00000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table:formula="of:=[.P88]+0.05*[.Q88]+[.R88]/240" office:value-type="float" office:value="420" calcext:value-type="float">
            <text:p>420</text:p>
          </table:table-cell>
          <table:table-cell table:formula="of:=[.J88]*[.O88]" office:value-type="float" office:value="0" calcext:value-type="float">
            <text:p>0,0000</text:p>
          </table:table-cell>
          <table:table-cell table:formula="of:=[.S88]-[.T88]" office:value-type="float" office:value="420" calcext:value-type="float">
            <text:p>420</text:p>
          </table:table-cell>
          <table:table-cell office:value-type="string" calcext:value-type="string">
            <text:p>valeur de 420 L</text:p>
          </table:table-cell>
          <table:table-cell table:number-columns-repeated="1002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êches de tarrieres et hermine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tonneaux</text:p>
          </table:table-cell>
          <table:table-cell office:value-type="float" office:value="1000" calcext:value-type="float">
            <text:p>1000,000</text:p>
          </table:table-cell>
          <table:table-cell table:number-columns-repeated="2"/>
          <table:table-cell table:style-name="ce21" table:formula="of:=[.L89]+([.M89]/20)+([.N89]/240)" office:value-type="float" office:value="1000" calcext:value-type="float">
            <text:p>1000,0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5000" calcext:value-type="float">
            <text:p>5 000,0000</text:p>
          </table:table-cell>
          <table:table-cell table:formula="of:=[.S89]-[.T89]" office:value-type="float" office:value="-5000" calcext:value-type="float">
            <text:p>-5000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99" calcext:value-type="float">
            <text:p>49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90]+([.M90]/20)+([.N90]/240)" office:value-type="float" office:value="2" calcext:value-type="float">
            <text:p>2,0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998" calcext:value-type="float">
            <text:p>998,0000</text:p>
          </table:table-cell>
          <table:table-cell table:formula="of:=[.S90]-[.T90]" office:value-type="float" office:value="-998" calcext:value-type="float">
            <text:p>-998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table:number-columns-repeated="5"/>
          <table:table-cell table:style-name="ce21" table:formula="of:=[.L91]+([.M91]/20)+([.N91]/240)" office:value-type="float" office:value="0" calcext:value-type="float">
            <text:p>0,000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[.P91]+0.05*[.Q91]+[.R91]/240" office:value-type="float" office:value="700" calcext:value-type="float">
            <text:p>700</text:p>
          </table:table-cell>
          <table:table-cell table:formula="of:=[.J91]*[.O91]" office:value-type="float" office:value="0" calcext:value-type="float">
            <text:p>0,0000</text:p>
          </table:table-cell>
          <table:table-cell table:formula="of:=[.S91]-[.T91]" office:value-type="float" office:value="700" calcext:value-type="float">
            <text:p>700</text:p>
          </table:table-cell>
          <table:table-cell office:value-type="string" calcext:value-type="string">
            <text:p>valeur de 700 L</text:p>
          </table:table-cell>
          <table:table-cell table:number-columns-repeated="1002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oz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600" calcext:value-type="float">
            <text:p>2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92]+([.M92]/20)+([.N92]/240)" office:value-type="float" office:value="0.1" calcext:value-type="float">
            <text:p>0,1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260" calcext:value-type="float">
            <text:p>260,0000</text:p>
          </table:table-cell>
          <table:table-cell table:formula="of:=[.S92]-[.T92]" office:value-type="float" office:value="-260" calcext:value-type="float">
            <text:p>-260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780" calcext:value-type="float">
            <text:p>1 7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93]+([.M93]/20)+([.N93]/240)" office:value-type="float" office:value="1.5" calcext:value-type="float">
            <text:p>1,5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2670" calcext:value-type="float">
            <text:p>2 670,0000</text:p>
          </table:table-cell>
          <table:table-cell table:formula="of:=[.S93]-[.T93]" office:value-type="float" office:value="-2670" calcext:value-type="float">
            <text:p>-2670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im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98" calcext:value-type="float">
            <text:p>69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94]+([.M94]/20)+([.N94]/240)" office:value-type="float" office:value="0.5" calcext:value-type="float">
            <text:p>0,5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349" calcext:value-type="float">
            <text:p>349,0000</text:p>
          </table:table-cell>
          <table:table-cell table:formula="of:=[.S94]-[.T94]" office:value-type="float" office:value="-349" calcext:value-type="float">
            <text:p>-349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0691" calcext:value-type="float">
            <text:p>20 69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95]+([.M95]/20)+([.N95]/240)" office:value-type="float" office:value="1" calcext:value-type="float">
            <text:p>1,0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20691" calcext:value-type="float">
            <text:p>20 691,0000</text:p>
          </table:table-cell>
          <table:table-cell table:formula="of:=[.S95]-[.T95]" office:value-type="float" office:value="-20691" calcext:value-type="float">
            <text:p>-20691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lomb ; en p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7000" calcext:value-type="float">
            <text:p>37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96]+([.M96]/20)+([.N96]/240)" office:value-type="float" office:value="0.25" calcext:value-type="float">
            <text:p>0,25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9250" calcext:value-type="float">
            <text:p>9 250,0000</text:p>
          </table:table-cell>
          <table:table-cell table:formula="of:=[.S96]-[.T96]" office:value-type="float" office:value="-9250" calcext:value-type="float">
            <text:p>-9250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lomb ;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3600" calcext:value-type="float">
            <text:p>13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97]+([.M97]/20)+([.N97]/240)" office:value-type="float" office:value="0.2" calcext:value-type="float">
            <text:p>0,20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2720" calcext:value-type="float">
            <text:p>2 720,0000</text:p>
          </table:table-cell>
          <table:table-cell table:formula="of:=[.S97]-[.T97]" office:value-type="float" office:value="-2720" calcext:value-type="float">
            <text:p>-2720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lu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98]+([.M98]/20)+([.N98]/240)" office:value-type="float" office:value="300" calcext:value-type="float">
            <text:p>300,0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300" calcext:value-type="float">
            <text:p>300,0000</text:p>
          </table:table-cell>
          <table:table-cell table:formula="of:=[.S98]-[.T98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lle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21" table:formula="of:=[.L99]+([.M99]/20)+([.N99]/240)" office:value-type="float" office:value="140" calcext:value-type="float">
            <text:p>140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1400" calcext:value-type="float">
            <text:p>1 400,0000</text:p>
          </table:table-cell>
          <table:table-cell table:formula="of:=[.S99]-[.T99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100]+([.M100]/20)+([.N100]/240)" office:value-type="float" office:value="70" calcext:value-type="float">
            <text:p>70,0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70" calcext:value-type="float">
            <text:p>70,0000</text:p>
          </table:table-cell>
          <table:table-cell table:formula="of:=[.S100]-[.T100]" office:value-type="float" office:value="-70" calcext:value-type="float">
            <text:p>-70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129" calcext:value-type="float">
            <text:p>3 12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1" table:formula="of:=[.L101]+([.M101]/20)+([.N101]/240)" office:value-type="float" office:value="1.3" calcext:value-type="float">
            <text:p>1,3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4067.7" calcext:value-type="float">
            <text:p>4 067,7000</text:p>
          </table:table-cell>
          <table:table-cell table:formula="of:=[.S101]-[.T101]" office:value-type="float" office:value="-4067.7" calcext:value-type="float">
            <text:p>-4067,7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quincaille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3380" calcext:value-type="float">
            <text:p>3 3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02]+([.M102]/20)+([.N102]/240)" office:value-type="float" office:value="1" calcext:value-type="float">
            <text:p>1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3380" calcext:value-type="float">
            <text:p>3 380,0000</text:p>
          </table:table-cell>
          <table:table-cell table:formula="of:=[.S102]-[.T102]" office:value-type="float" office:value="-3380" calcext:value-type="float">
            <text:p>-3380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quincaille de fer et 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6450" calcext:value-type="float">
            <text:p>6 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03]+([.M103]/20)+([.N103]/240)" office:value-type="float" office:value="1" calcext:value-type="float">
            <text:p>1,0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6450" calcext:value-type="float">
            <text:p>6 450,0000</text:p>
          </table:table-cell>
          <table:table-cell table:formula="of:=[.S103]-[.T103]" office:value-type="float" office:value="-6450" calcext:value-type="float">
            <text:p>-6450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quincaille de fer et 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table:number-columns-repeated="5"/>
          <table:table-cell table:style-name="ce21" table:formula="of:=[.L104]+([.M104]/20)+([.N104]/240)" office:value-type="float" office:value="0" calcext:value-type="float">
            <text:p>0,00000</text:p>
          </table:table-cell>
          <table:table-cell office:value-type="float" office:value="2560" calcext:value-type="float">
            <text:p>2560</text:p>
          </table:table-cell>
          <table:table-cell table:number-columns-repeated="2"/>
          <table:table-cell table:formula="of:=[.P104]+0.05*[.Q104]+[.R104]/240" office:value-type="float" office:value="2560" calcext:value-type="float">
            <text:p>2560</text:p>
          </table:table-cell>
          <table:table-cell table:formula="of:=[.J104]*[.O104]" office:value-type="float" office:value="0" calcext:value-type="float">
            <text:p>0,0000</text:p>
          </table:table-cell>
          <table:table-cell table:formula="of:=[.S104]-[.T104]" office:value-type="float" office:value="2560" calcext:value-type="float">
            <text:p>2560</text:p>
          </table:table-cell>
          <table:table-cell office:value-type="string" calcext:value-type="string">
            <text:p>valeur de 2560 L</text:p>
          </table:table-cell>
          <table:table-cell table:number-columns-repeated="1002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580" calcext:value-type="float">
            <text:p>2 5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05]+([.M105]/20)+([.N105]/240)" office:value-type="float" office:value="1" calcext:value-type="float">
            <text:p>1,00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2580" calcext:value-type="float">
            <text:p>2 580,0000</text:p>
          </table:table-cell>
          <table:table-cell table:formula="of:=[.S105]-[.T105]" office:value-type="float" office:value="-2580" calcext:value-type="float">
            <text:p>-2580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aumons sal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bariqu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106]+([.M106]/20)+([.N106]/240)" office:value-type="float" office:value="150" calcext:value-type="float">
            <text:p>150,00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1350" calcext:value-type="float">
            <text:p>1 350,0000</text:p>
          </table:table-cell>
          <table:table-cell table:formula="of:=[.S106]-[.T106]" office:value-type="float" office:value="-1350" calcext:value-type="float">
            <text:p>-1350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ou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1" table:formula="of:=[.L107]+([.M107]/20)+([.N107]/240)" office:value-type="float" office:value="0.075" calcext:value-type="float">
            <text:p>0,075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33.75" calcext:value-type="float">
            <text:p>33,7500</text:p>
          </table:table-cell>
          <table:table-cell table:formula="of:=[.S107]-[.T107]" office:value-type="float" office:value="-33.75" calcext:value-type="float">
            <text:p>-33,75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table:style-name="ce8"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2908910" calcext:value-type="float">
            <text:p>2 908 910,00</text:p>
          </table:table-cell>
          <table:table-cell office:value-type="string" calcext:value-type="string">
            <text:p>livres</text:p>
          </table:table-cell>
          <table:table-cell office:value-type="float" office:value="0.9" calcext:value-type="float">
            <text:p>0,900</text:p>
          </table:table-cell>
          <table:table-cell table:number-columns-repeated="2"/>
          <table:table-cell table:style-name="ce21" table:formula="of:=[.L108]+([.M108]/20)+([.N108]/240)" office:value-type="float" office:value="0.9" calcext:value-type="float">
            <text:p>0,9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2618019" calcext:value-type="float">
            <text:p>2 618 019,0000</text:p>
          </table:table-cell>
          <table:table-cell table:formula="of:=[.S108]-[.T108]" office:value-type="float" office:value="-2618019" calcext:value-type="float">
            <text:p>-2618019</text:p>
          </table:table-cell>
          <table:table-cell office:value-type="string" calcext:value-type="string">
            <text:p>90L L%</text:p>
          </table:table-cell>
          <table:table-cell table:number-columns-repeated="1002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table:style-name="ce8"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416" calcext:value-type="float">
            <text:p>416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1" table:formula="of:=[.L109]+([.M109]/20)+([.N109]/240)" office:value-type="float" office:value="2" calcext:value-type="float">
            <text:p>2,0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832" calcext:value-type="float">
            <text:p>832,0000</text:p>
          </table:table-cell>
          <table:table-cell table:formula="of:=[.S109]-[.T109]" office:value-type="float" office:value="-832" calcext:value-type="float">
            <text:p>-832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u Rh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Hollande</text:p>
          </table:table-cell>
          <table:table-cell office:value-type="float" office:value="52" calcext:value-type="float">
            <text:p>52,00</text:p>
          </table:table-cell>
          <table:table-cell office:value-type="string" calcext:value-type="string">
            <text:p>bouteill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10]+([.M110]/20)+([.N110]/240)" office:value-type="float" office:value="3" calcext:value-type="float">
            <text:p>3,0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156" calcext:value-type="float">
            <text:p>156,0000</text:p>
          </table:table-cell>
          <table:table-cell table:formula="of:=[.S110]-[.T110]" office:value-type="float" office:value="-156" calcext:value-type="float">
            <text:p>-156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is ; de constructi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pièce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111]+([.M111]/20)+([.N111]/240)" office:value-type="float" office:value="35" calcext:value-type="float">
            <text:p>35,0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8400" calcext:value-type="float">
            <text:p>8 400,0000</text:p>
          </table:table-cell>
          <table:table-cell table:formula="of:=[.S111]-[.T111]" office:value-type="float" office:value="-8400" calcext:value-type="float">
            <text:p>-8400</text:p>
          </table:table-cell>
          <table:table-cell office:value-type="string" calcext:value-type="string">
            <text:p>30L à 40L</text:p>
          </table:table-cell>
          <table:table-cell table:number-columns-repeated="1002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is ;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120" calcext:value-type="float">
            <text:p>3 120,00</text:p>
          </table:table-cell>
          <table:table-cell office:value-type="string" calcext:value-type="string">
            <text:p>douell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12]+([.M112]/20)+([.N112]/240)" office:value-type="float" office:value="0.2" calcext:value-type="float">
            <text:p>0,2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624" calcext:value-type="float">
            <text:p>624,0000</text:p>
          </table:table-cell>
          <table:table-cell table:formula="of:=[.S112]-[.T112]" office:value-type="float" office:value="-624" calcext:value-type="float">
            <text:p>-624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80000" calcext:value-type="float">
            <text:p>80 000,00</text:p>
          </table:table-cell>
          <table:table-cell office:value-type="string" calcext:value-type="string">
            <text:p>livres</text:p>
          </table:table-cell>
          <table:table-cell office:value-type="float" office:value="0.38" calcext:value-type="float">
            <text:p>0,380</text:p>
          </table:table-cell>
          <table:table-cell table:number-columns-repeated="2"/>
          <table:table-cell table:style-name="ce21" table:formula="of:=[.L113]+([.M113]/20)+([.N113]/240)" office:value-type="float" office:value="0.38" calcext:value-type="float">
            <text:p>0,38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30400" calcext:value-type="float">
            <text:p>30 400,0000</text:p>
          </table:table-cell>
          <table:table-cell table:formula="of:=[.S113]-[.T113]" office:value-type="float" office:value="-30400" calcext:value-type="float">
            <text:p>-30400</text:p>
          </table:table-cell>
          <table:table-cell office:value-type="string" calcext:value-type="string">
            <text:p>38L L%</text:p>
          </table:table-cell>
          <table:table-cell table:number-columns-repeated="1002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uivre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39112" calcext:value-type="float">
            <text:p>39 1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14]+([.M114]/20)+([.N114]/240)" office:value-type="float" office:value="1.5" calcext:value-type="float">
            <text:p>1,5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58668" calcext:value-type="float">
            <text:p>58 668,0000</text:p>
          </table:table-cell>
          <table:table-cell table:formula="of:=[.S114]-[.T114]" office:value-type="float" office:value="-58668" calcext:value-type="float">
            <text:p>-58668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uivre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163" calcext:value-type="float">
            <text:p>1 163,00</text:p>
          </table:table-cell>
          <table:table-cell office:value-type="string" calcext:value-type="string">
            <text:p>planch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15]+([.M115]/20)+([.N115]/240)" office:value-type="float" office:value="6" calcext:value-type="float">
            <text:p>6,00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6978" calcext:value-type="float">
            <text:p>6 978,0000</text:p>
          </table:table-cell>
          <table:table-cell table:formula="of:=[.S115]-[.T115]" office:value-type="float" office:value="-6978" calcext:value-type="float">
            <text:p>-6978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en t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4250" calcext:value-type="float">
            <text:p>4 2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16]+([.M116]/20)+([.N116]/240)" office:value-type="float" office:value="0.4" calcext:value-type="float">
            <text:p>0,4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1700" calcext:value-type="float">
            <text:p>1 700,0000</text:p>
          </table:table-cell>
          <table:table-cell table:formula="of:=[.S116]-[.T116]" office:value-type="float" office:value="-1700" calcext:value-type="float">
            <text:p>-1700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1" table:formula="of:=[.L117]+([.M117]/20)+([.N117]/240)" office:value-type="float" office:value="0" calcext:value-type="float">
            <text:p>0,0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0" calcext:value-type="float">
            <text:p>0,0000</text:p>
          </table:table-cell>
          <table:table-cell table:formula="of:=[.S117]-[.T117]" office:value-type="float" office:value="0" calcext:value-type="float">
            <text:p>0</text:p>
          </table:table-cell>
          <table:table-cell office:value-type="string" calcext:value-type="string">
            <text:p>100 à 600L</text:p>
          </table:table-cell>
          <table:table-cell table:number-columns-repeated="100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orue ver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18]+([.M118]/20)+([.N118]/240)" office:value-type="float" office:value="30" calcext:value-type="float">
            <text:p>30,0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420" calcext:value-type="float">
            <text:p>420,0000</text:p>
          </table:table-cell>
          <table:table-cell table:formula="of:=[.S118]-[.T118]" office:value-type="float" office:value="-420" calcext:value-type="float">
            <text:p>-420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lanches ; de Pr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693" calcext:value-type="float">
            <text:p>1 693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19]+([.M119]/20)+([.N119]/240)" office:value-type="float" office:value="4" calcext:value-type="float">
            <text:p>4,0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6772" calcext:value-type="float">
            <text:p>6 772,0000</text:p>
          </table:table-cell>
          <table:table-cell table:formula="of:=[.S119]-[.T119]" office:value-type="float" office:value="-6772" calcext:value-type="float">
            <text:p>-6772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table:style-name="ce9" office:value-type="string" calcext:value-type="string">
            <text:p>Planches ;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2362" calcext:value-type="float">
            <text:p>2 36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20]+([.M120]/20)+([.N120]/240)" office:value-type="float" office:value="1" calcext:value-type="float">
            <text:p>1,0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2362" calcext:value-type="float">
            <text:p>2 362,0000</text:p>
          </table:table-cell>
          <table:table-cell table:formula="of:=[.S120]-[.T120]" office:value-type="float" office:value="-2362" calcext:value-type="float">
            <text:p>-2362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67810" calcext:value-type="float">
            <text:p>67 8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21]+([.M121]/20)+([.N121]/240)" office:value-type="float" office:value="0.2" calcext:value-type="float">
            <text:p>0,2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13562" calcext:value-type="float">
            <text:p>13 562,0000</text:p>
          </table:table-cell>
          <table:table-cell table:formula="of:=[.S121]-[.T121]" office:value-type="float" office:value="-13562" calcext:value-type="float">
            <text:p>-13562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ut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06" calcext:value-type="float">
            <text:p>106,00</text:p>
          </table:table-cell>
          <table:table-cell office:value-type="string" calcext:value-type="string">
            <text:p>en nombre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22]+([.M122]/20)+([.N122]/240)" office:value-type="float" office:value="50" calcext:value-type="float">
            <text:p>50,0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5300" calcext:value-type="float">
            <text:p>5 300,0000</text:p>
          </table:table-cell>
          <table:table-cell table:formula="of:=[.S122]-[.T122]" office:value-type="float" office:value="-5300" calcext:value-type="float">
            <text:p>-5300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oliv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u Nord</text:p>
          </table:table-cell>
          <table:table-cell office:value-type="float" office:value="1840" calcext:value-type="float">
            <text:p>1 840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23]+([.M123]/20)+([.N123]/240)" office:value-type="float" office:value="15" calcext:value-type="float">
            <text:p>15,0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27600" calcext:value-type="float">
            <text:p>27 600,0000</text:p>
          </table:table-cell>
          <table:table-cell table:formula="of:=[.S123]-[.T123]" office:value-type="float" office:value="-27600" calcext:value-type="float">
            <text:p>-27600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750" calcext:value-type="float">
            <text:p>7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24]+([.M124]/20)+([.N124]/240)" office:value-type="float" office:value="0.3" calcext:value-type="float">
            <text:p>0,3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225" calcext:value-type="float">
            <text:p>225,0000</text:p>
          </table:table-cell>
          <table:table-cell table:formula="of:=[.S124]-[.T124]" office:value-type="float" office:value="-225" calcext:value-type="float">
            <text:p>-225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itrons et ora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111900" calcext:value-type="float">
            <text:p>111 9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1" table:formula="of:=[.L125]+([.M125]/20)+([.N125]/240)" office:value-type="float" office:value="0.05" calcext:value-type="float">
            <text:p>0,05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5595" calcext:value-type="float">
            <text:p>5 595,0000</text:p>
          </table:table-cell>
          <table:table-cell table:formula="of:=[.S125]-[.T125]" office:value-type="float" office:value="-5595" calcext:value-type="float">
            <text:p>-5595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1290" calcext:value-type="float">
            <text:p>1 2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26]+([.M126]/20)+([.N126]/240)" office:value-type="float" office:value="0.25" calcext:value-type="float">
            <text:p>0,25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322.5" calcext:value-type="float">
            <text:p>322,5000</text:p>
          </table:table-cell>
          <table:table-cell table:formula="of:=[.S126]-[.T126]" office:value-type="float" office:value="-322.5" calcext:value-type="float">
            <text:p>-322,5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table:number-columns-repeated="5"/>
          <table:table-cell table:style-name="ce21" table:formula="of:=[.L127]+([.M127]/20)+([.N127]/240)" office:value-type="float" office:value="0" calcext:value-type="float">
            <text:p>0,0000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P127]+0.05*[.Q127]+[.R127]/240" office:value-type="float" office:value="68" calcext:value-type="float">
            <text:p>68</text:p>
          </table:table-cell>
          <table:table-cell table:formula="of:=[.J127]*[.O127]" office:value-type="float" office:value="0" calcext:value-type="float">
            <text:p>0,0000</text:p>
          </table:table-cell>
          <table:table-cell table:formula="of:=[.S127]-[.T127]" office:value-type="float" office:value="68" calcext:value-type="float">
            <text:p>68</text:p>
          </table:table-cell>
          <table:table-cell office:value-type="string" calcext:value-type="string">
            <text:p>valeur de 68L</text:p>
          </table:table-cell>
          <table:table-cell table:number-columns-repeated="1002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in de Portug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Portugal</text:p>
          </table:table-cell>
          <table:table-cell office:value-type="float" office:value="144" calcext:value-type="float">
            <text:p>144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28]+([.M128]/20)+([.N128]/240)" office:value-type="float" office:value="1.5" calcext:value-type="float">
            <text:p>1,5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216" calcext:value-type="float">
            <text:p>216,0000</text:p>
          </table:table-cell>
          <table:table-cell table:formula="of:=[.S128]-[.T128]" office:value-type="float" office:value="-216" calcext:value-type="float">
            <text:p>-216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illon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73" calcext:value-type="float">
            <text:p>73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29]+([.M129]/20)+([.N129]/240)" office:value-type="float" office:value="10" calcext:value-type="float">
            <text:p>10,00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730" calcext:value-type="float">
            <text:p>730,0000</text:p>
          </table:table-cell>
          <table:table-cell table:formula="of:=[.S129]-[.T129]" office:value-type="float" office:value="-730" calcext:value-type="float">
            <text:p>-730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ray et 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804" calcext:value-type="float">
            <text:p>1 804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30]+([.M130]/20)+([.N130]/240)" office:value-type="float" office:value="25" calcext:value-type="float">
            <text:p>25,0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45100" calcext:value-type="float">
            <text:p>45 100,0000</text:p>
          </table:table-cell>
          <table:table-cell table:formula="of:=[.S130]-[.T130]" office:value-type="float" office:value="-45100" calcext:value-type="float">
            <text:p>-45100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2623285" calcext:value-type="float">
            <text:p>2 623 285,00</text:p>
          </table:table-cell>
          <table:table-cell office:value-type="string" calcext:value-type="string">
            <text:p>livres</text:p>
          </table:table-cell>
          <table:table-cell office:value-type="float" office:value="0.38" calcext:value-type="float">
            <text:p>0,380</text:p>
          </table:table-cell>
          <table:table-cell table:number-columns-repeated="2"/>
          <table:table-cell table:style-name="ce21" table:formula="of:=[.L131]+([.M131]/20)+([.N131]/240)" office:value-type="float" office:value="0.38" calcext:value-type="float">
            <text:p>0,38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996848.3" calcext:value-type="float">
            <text:p>996 848,3000</text:p>
          </table:table-cell>
          <table:table-cell table:formula="of:=[.S131]-[.T131]" office:value-type="float" office:value="-996848.3" calcext:value-type="float">
            <text:p>-996848,3</text:p>
          </table:table-cell>
          <table:table-cell office:value-type="string" calcext:value-type="string">
            <text:p>38L L%</text:p>
          </table:table-cell>
          <table:table-cell table:number-columns-repeated="1002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cop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252" calcext:value-type="float">
            <text:p>25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32]+([.M132]/20)+([.N132]/240)" office:value-type="float" office:value="1.5" calcext:value-type="float">
            <text:p>1,5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378" calcext:value-type="float">
            <text:p>378,0000</text:p>
          </table:table-cell>
          <table:table-cell table:formula="of:=[.S132]-[.T132]" office:value-type="float" office:value="-378" calcext:value-type="float">
            <text:p>-378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449230" calcext:value-type="float">
            <text:p>449 2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33]+([.M133]/20)+([.N133]/240)" office:value-type="float" office:value="0.2" calcext:value-type="float">
            <text:p>0,2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89846" calcext:value-type="float">
            <text:p>89 846,0000</text:p>
          </table:table-cell>
          <table:table-cell table:formula="of:=[.S133]-[.T133]" office:value-type="float" office:value="-89846" calcext:value-type="float">
            <text:p>-89846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table:number-columns-repeated="5"/>
          <table:table-cell table:style-name="ce21" table:formula="of:=[.L134]+([.M134]/20)+([.N134]/240)" office:value-type="float" office:value="0" calcext:value-type="float">
            <text:p>0,0000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[.P134]+0.05*[.Q134]+[.R134]/240" office:value-type="float" office:value="132" calcext:value-type="float">
            <text:p>132</text:p>
          </table:table-cell>
          <table:table-cell table:formula="of:=[.J134]*[.O134]" office:value-type="float" office:value="0" calcext:value-type="float">
            <text:p>0,0000</text:p>
          </table:table-cell>
          <table:table-cell table:formula="of:=[.S134]-[.T134]" office:value-type="float" office:value="132" calcext:value-type="float">
            <text:p>132</text:p>
          </table:table-cell>
          <table:table-cell office:value-type="string" calcext:value-type="string">
            <text:p>valeur de 132L</text:p>
          </table:table-cell>
          <table:table-cell table:number-columns-repeated="1002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1" table:formula="of:=[.L135]+([.M135]/20)+([.N135]/240)" office:value-type="float" office:value="0" calcext:value-type="float">
            <text:p>0,00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0" calcext:value-type="float">
            <text:p>0,0000</text:p>
          </table:table-cell>
          <table:table-cell table:formula="of:=[.S135]-[.T135]" office:value-type="float" office:value="0" calcext:value-type="float">
            <text:p>0</text:p>
          </table:table-cell>
          <table:table-cell office:value-type="string" calcext:value-type="string">
            <text:p>De 100 à 600L</text:p>
          </table:table-cell>
          <table:table-cell table:number-columns-repeated="1002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ats mat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36]+([.M136]/20)+([.N136]/240)" office:value-type="float" office:value="30" calcext:value-type="float">
            <text:p>30,0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960" calcext:value-type="float">
            <text:p>960,0000</text:p>
          </table:table-cell>
          <table:table-cell table:formula="of:=[.S136]-[.T136]" office:value-type="float" office:value="-960" calcext:value-type="float">
            <text:p>-960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na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450" calcext:value-type="float">
            <text:p>1 45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37]+([.M137]/20)+([.N137]/240)" office:value-type="float" office:value="0.5" calcext:value-type="float">
            <text:p>0,5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725" calcext:value-type="float">
            <text:p>725,0000</text:p>
          </table:table-cell>
          <table:table-cell table:formula="of:=[.S137]-[.T137]" office:value-type="float" office:value="-725" calcext:value-type="float">
            <text:p>-725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elle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138]+([.M138]/20)+([.N138]/240)" office:value-type="float" office:value="150" calcext:value-type="float">
            <text:p>150,0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150" calcext:value-type="float">
            <text:p>150,0000</text:p>
          </table:table-cell>
          <table:table-cell table:formula="of:=[.S138]-[.T138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Russie</text:p>
          </table:table-cell>
          <table:table-cell office:value-type="float" office:value="5721" calcext:value-type="float">
            <text:p>5 721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139]+([.M139]/20)+([.N139]/240)" office:value-type="float" office:value="1.25" calcext:value-type="float">
            <text:p>1,25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7151.25" calcext:value-type="float">
            <text:p>7 151,2500</text:p>
          </table:table-cell>
          <table:table-cell table:formula="of:=[.S139]-[.T139]" office:value-type="float" office:value="-7151.25" calcext:value-type="float">
            <text:p>-7151,25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489" calcext:value-type="float">
            <text:p>489,00</text:p>
          </table:table-cell>
          <table:table-cell office:value-type="string" calcext:value-type="string">
            <text:p>baril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40]+([.M140]/20)+([.N140]/240)" office:value-type="float" office:value="50" calcext:value-type="float">
            <text:p>50,0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24450" calcext:value-type="float">
            <text:p>24 450,0000</text:p>
          </table:table-cell>
          <table:table-cell table:formula="of:=[.S140]-[.T140]" office:value-type="float" office:value="-24450" calcext:value-type="float">
            <text:p>-24450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4000" calcext:value-type="float">
            <text:p>4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141]+([.M141]/20)+([.N141]/240)" office:value-type="float" office:value="0.35" calcext:value-type="float">
            <text:p>0,35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1400" calcext:value-type="float">
            <text:p>1 400,0000</text:p>
          </table:table-cell>
          <table:table-cell table:formula="of:=[.S141]-[.T141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is ; Espa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42]+([.M142]/20)+([.N142]/240)" office:value-type="float" office:value="0.75" calcext:value-type="float">
            <text:p>0,75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5.25" calcext:value-type="float">
            <text:p>5,2500</text:p>
          </table:table-cell>
          <table:table-cell table:formula="of:=[.S142]-[.T142]" office:value-type="float" office:value="-5.25" calcext:value-type="float">
            <text:p>-5,25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is ;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3810" calcext:value-type="float">
            <text:p>3 810,00</text:p>
          </table:table-cell>
          <table:table-cell office:value-type="string" calcext:value-type="string">
            <text:p>douell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43]+([.M143]/20)+([.N143]/240)" office:value-type="float" office:value="0.2" calcext:value-type="float">
            <text:p>0,2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762" calcext:value-type="float">
            <text:p>762,0000</text:p>
          </table:table-cell>
          <table:table-cell table:formula="of:=[.S143]-[.T143]" office:value-type="float" office:value="-762" calcext:value-type="float">
            <text:p>-762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ray et go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1968" calcext:value-type="float">
            <text:p>1 968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44]+([.M144]/20)+([.N144]/240)" office:value-type="float" office:value="25" calcext:value-type="float">
            <text:p>25,0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49200" calcext:value-type="float">
            <text:p>49 200,0000</text:p>
          </table:table-cell>
          <table:table-cell table:formula="of:=[.S144]-[.T144]" office:value-type="float" office:value="-49200" calcext:value-type="float">
            <text:p>-49200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18000" calcext:value-type="float">
            <text:p>18 000,00</text:p>
          </table:table-cell>
          <table:table-cell office:value-type="string" calcext:value-type="string">
            <text:p>livres</text:p>
          </table:table-cell>
          <table:table-cell office:value-type="float" office:value="0.38" calcext:value-type="float">
            <text:p>0,380</text:p>
          </table:table-cell>
          <table:table-cell table:number-columns-repeated="2"/>
          <table:table-cell table:style-name="ce21" table:formula="of:=[.L145]+([.M145]/20)+([.N145]/240)" office:value-type="float" office:value="0.38" calcext:value-type="float">
            <text:p>0,38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6840" calcext:value-type="float">
            <text:p>6 840,0000</text:p>
          </table:table-cell>
          <table:table-cell table:formula="of:=[.S145]-[.T145]" office:value-type="float" office:value="-6840" calcext:value-type="float">
            <text:p>-6840</text:p>
          </table:table-cell>
          <table:table-cell office:value-type="string" calcext:value-type="string">
            <text:p>38L L%</text:p>
          </table:table-cell>
          <table:table-cell table:number-columns-repeated="1002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13800" calcext:value-type="float">
            <text:p>13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146]+([.M146]/20)+([.N146]/240)" office:value-type="float" office:value="1.75" calcext:value-type="float">
            <text:p>1,75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24150" calcext:value-type="float">
            <text:p>24 150,0000</text:p>
          </table:table-cell>
          <table:table-cell table:formula="of:=[.S146]-[.T146]" office:value-type="float" office:value="-24150" calcext:value-type="float">
            <text:p>-24150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;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1239730" calcext:value-type="float">
            <text:p>1 239 7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47]+([.M147]/20)+([.N147]/240)" office:value-type="float" office:value="0.2" calcext:value-type="float">
            <text:p>0,2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247946" calcext:value-type="float">
            <text:p>247 946,0000</text:p>
          </table:table-cell>
          <table:table-cell table:formula="of:=[.S147]-[.T147]" office:value-type="float" office:value="-247946" calcext:value-type="float">
            <text:p>-247946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;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29" calcext:value-type="float">
            <text:p>29,00</text:p>
          </table:table-cell>
          <table:table-cell office:value-type="string" calcext:value-type="string">
            <text:p>baril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148]+([.M148]/20)+([.N148]/240)" office:value-type="float" office:value="120" calcext:value-type="float">
            <text:p>120,0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3480" calcext:value-type="float">
            <text:p>3 480,0000</text:p>
          </table:table-cell>
          <table:table-cell table:formula="of:=[.S148]-[.T148]" office:value-type="float" office:value="-3480" calcext:value-type="float">
            <text:p>-3480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Fer ; en t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4910" calcext:value-type="float">
            <text:p>4 9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21" table:formula="of:=[.L149]+([.M149]/20)+([.N149]/240)" office:value-type="float" office:value="0.425" calcext:value-type="float">
            <text:p>0,425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2086.75" calcext:value-type="float">
            <text:p>2 086,7500</text:p>
          </table:table-cell>
          <table:table-cell table:formula="of:=[.S149]-[.T149]" office:value-type="float" office:value="-2086.75" calcext:value-type="float">
            <text:p>-2086,75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harangs blan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637" calcext:value-type="float">
            <text:p>637,00</text:p>
          </table:table-cell>
          <table:table-cell office:value-type="string" calcext:value-type="string">
            <text:p>baril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150]+([.M150]/20)+([.N150]/240)" office:value-type="float" office:value="40" calcext:value-type="float">
            <text:p>40,0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25480" calcext:value-type="float">
            <text:p>25 480,0000</text:p>
          </table:table-cell>
          <table:table-cell table:formula="of:=[.S150]-[.T150]" office:value-type="float" office:value="-25480" calcext:value-type="float">
            <text:p>-25480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table:number-columns-repeated="5"/>
          <table:table-cell table:style-name="ce21" table:formula="of:=[.L151]+([.M151]/20)+([.N151]/240)" office:value-type="float" office:value="0" calcext:value-type="float">
            <text:p>0,00000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formula="of:=[.P151]+0.05*[.Q151]+[.R151]/240" office:value-type="float" office:value="192" calcext:value-type="float">
            <text:p>192</text:p>
          </table:table-cell>
          <table:table-cell table:formula="of:=[.J151]*[.O151]" office:value-type="float" office:value="0" calcext:value-type="float">
            <text:p>0,0000</text:p>
          </table:table-cell>
          <table:table-cell table:formula="of:=[.S151]-[.T151]" office:value-type="float" office:value="192" calcext:value-type="float">
            <text:p>192</text:p>
          </table:table-cell>
          <table:table-cell office:value-type="string" calcext:value-type="string">
            <text:p>valeur de 192 L</text:p>
          </table:table-cell>
          <table:table-cell table:number-columns-repeated="1002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la Suède</text:p>
          </table:table-cell>
          <table:table-cell office:value-type="float" office:value="83360" calcext:value-type="float">
            <text:p>83 36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52]+([.M152]/20)+([.N152]/240)" office:value-type="float" office:value="1" calcext:value-type="float">
            <text:p>1,0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83360" calcext:value-type="float">
            <text:p>83 360,0000</text:p>
          </table:table-cell>
          <table:table-cell table:formula="of:=[.S152]-[.T152]" office:value-type="float" office:value="-83360" calcext:value-type="float">
            <text:p>-83360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is ; de gay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Etats unis de l'Amériqu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tonneaux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153]+([.M153]/20)+([.N153]/240)" office:value-type="float" office:value="100" calcext:value-type="float">
            <text:p>100,0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1400" calcext:value-type="float">
            <text:p>1 400,0000</text:p>
          </table:table-cell>
          <table:table-cell table:formula="of:=[.S153]-[.T153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is ;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Etats unis de l'Amérique</text:p>
          </table:table-cell>
          <table:table-cell office:value-type="float" office:value="11200" calcext:value-type="float">
            <text:p>11 200,00</text:p>
          </table:table-cell>
          <table:table-cell office:value-type="string" calcext:value-type="string">
            <text:p>douell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54]+([.M154]/20)+([.N154]/240)" office:value-type="float" office:value="0.2" calcext:value-type="float">
            <text:p>0,2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2240" calcext:value-type="float">
            <text:p>2 240,0000</text:p>
          </table:table-cell>
          <table:table-cell table:formula="of:=[.S154]-[.T154]" office:value-type="float" office:value="-2240" calcext:value-type="float">
            <text:p>-2240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ois ; de teint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Etats unis de l'Amérique</text:p>
          </table:table-cell>
          <table:table-cell office:value-type="float" office:value="28000" calcext:value-type="float">
            <text:p>28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55]+([.M155]/20)+([.N155]/240)" office:value-type="float" office:value="0.25" calcext:value-type="float">
            <text:p>0,25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7000" calcext:value-type="float">
            <text:p>7 000,0000</text:p>
          </table:table-cell>
          <table:table-cell table:formula="of:=[.S155]-[.T155]" office:value-type="float" office:value="-7000" calcext:value-type="float">
            <text:p>-7000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ire jau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Etats uni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1" table:formula="of:=[.L156]+([.M156]/20)+([.N156]/240)" office:value-type="float" office:value="200" calcext:value-type="float">
            <text:p>200,0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200" calcext:value-type="float">
            <text:p>200,0000</text:p>
          </table:table-cell>
          <table:table-cell table:formula="of:=[.S156]-[.T156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ire jau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Etats unis de l'Amérique</text:p>
          </table:table-cell>
          <table:table-cell office:value-type="float" office:value="1490" calcext:value-type="float">
            <text:p>1 4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57]+([.M157]/20)+([.N157]/240)" office:value-type="float" office:value="2" calcext:value-type="float">
            <text:p>2,0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2980" calcext:value-type="float">
            <text:p>2 980,0000</text:p>
          </table:table-cell>
          <table:table-cell table:formula="of:=[.S157]-[.T157]" office:value-type="float" office:value="-2980" calcext:value-type="float">
            <text:p>-2980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Etats unis de l'Amériqu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21" table:formula="of:=[.L158]+([.M158]/20)+([.N158]/240)" office:value-type="float" office:value="0.2" calcext:value-type="float">
            <text:p>0,2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60" calcext:value-type="float">
            <text:p>60,0000</text:p>
          </table:table-cell>
          <table:table-cell table:formula="of:=[.S158]-[.T158]" office:value-type="float" office:value="-60" calcext:value-type="float">
            <text:p>-60</text:p>
          </table:table-cell>
          <table:table-cell office:value-type="string" calcext:value-type="string">
            <text:p>20L%</text:p>
          </table:table-cell>
          <table:table-cell table:number-columns-repeated="1002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huile de saxaf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Etats unis de l'Amérique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59]+([.M159]/20)+([.N159]/240)" office:value-type="float" office:value="6" calcext:value-type="float">
            <text:p>6,0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348" calcext:value-type="float">
            <text:p>348,0000</text:p>
          </table:table-cell>
          <table:table-cell table:formula="of:=[.S159]-[.T159]" office:value-type="float" office:value="-348" calcext:value-type="float">
            <text:p>-348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Etats unis de l'Amérique</text:p>
          </table:table-cell>
          <table:table-cell office:value-type="float" office:value="22654" calcext:value-type="float">
            <text:p>22 654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160]+([.M160]/20)+([.N160]/240)" office:value-type="float" office:value="5" calcext:value-type="float">
            <text:p>5,0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113270" calcext:value-type="float">
            <text:p>113 270,0000</text:p>
          </table:table-cell>
          <table:table-cell table:formula="of:=[.S160]-[.T160]" office:value-type="float" office:value="-113270" calcext:value-type="float">
            <text:p>-113270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Etats unis de l'Amérique</text:p>
          </table:table-cell>
          <table:table-cell office:value-type="float" office:value="7475" calcext:value-type="float">
            <text:p>7 4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61]+([.M161]/20)+([.N161]/240)" office:value-type="float" office:value="0.25" calcext:value-type="float">
            <text:p>0,25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1868.75" calcext:value-type="float">
            <text:p>1 868,7500</text:p>
          </table:table-cell>
          <table:table-cell table:formula="of:=[.S161]-[.T161]" office:value-type="float" office:value="-1868.75" calcext:value-type="float">
            <text:p>-1868,75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Etats uni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oucaults</text:p>
          </table:table-cell>
          <table:table-cell office:value-type="float" office:value="600" calcext:value-type="float">
            <text:p>600,000</text:p>
          </table:table-cell>
          <table:table-cell table:number-columns-repeated="2"/>
          <table:table-cell table:style-name="ce21" table:formula="of:=[.L162]+([.M162]/20)+([.N162]/240)" office:value-type="float" office:value="600" calcext:value-type="float">
            <text:p>600,0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7200" calcext:value-type="float">
            <text:p>7 200,0000</text:p>
          </table:table-cell>
          <table:table-cell table:formula="of:=[.S162]-[.T162]" office:value-type="float" office:value="-7200" calcext:value-type="float">
            <text:p>-7200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Etats unis de l'Amériqu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futaill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1" table:formula="of:=[.L163]+([.M163]/20)+([.N163]/240)" office:value-type="float" office:value="500" calcext:value-type="float">
            <text:p>500,0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9000" calcext:value-type="float">
            <text:p>9 000,0000</text:p>
          </table:table-cell>
          <table:table-cell table:formula="of:=[.S163]-[.T163]" office:value-type="float" office:value="-9000" calcext:value-type="float">
            <text:p>-9000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Etats unis de l'Amérique</text:p>
          </table:table-cell>
          <table:table-cell office:value-type="float" office:value="1494772" calcext:value-type="float">
            <text:p>1 494 772,00</text:p>
          </table:table-cell>
          <table:table-cell office:value-type="string" calcext:value-type="string">
            <text:p>livres</text:p>
          </table:table-cell>
          <table:table-cell office:value-type="float" office:value="0.9" calcext:value-type="float">
            <text:p>0,900</text:p>
          </table:table-cell>
          <table:table-cell table:number-columns-repeated="2"/>
          <table:table-cell table:style-name="ce21" table:formula="of:=[.L164]+([.M164]/20)+([.N164]/240)" office:value-type="float" office:value="0.9" calcext:value-type="float">
            <text:p>0,9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1345294.8" calcext:value-type="float">
            <text:p>1 345 294,8000</text:p>
          </table:table-cell>
          <table:table-cell table:formula="of:=[.S164]-[.T164]" office:value-type="float" office:value="-1345294.8" calcext:value-type="float">
            <text:p>-1345294,8</text:p>
          </table:table-cell>
          <table:table-cell office:value-type="string" calcext:value-type="string">
            <text:p>90L L%</text:p>
          </table:table-cell>
          <table:table-cell table:number-columns-repeated="1002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7425" calcext:value-type="float">
            <text:p>17 4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1" table:formula="of:=[.L165]+([.M165]/20)+([.N165]/240)" office:value-type="float" office:value="0.45" calcext:value-type="float">
            <text:p>0,45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7841.25" calcext:value-type="float">
            <text:p>7 841,2500</text:p>
          </table:table-cell>
          <table:table-cell table:formula="of:=[.S165]-[.T165]" office:value-type="float" office:value="-7841.25" calcext:value-type="float">
            <text:p>-7841,25</text:p>
          </table:table-cell>
          <table:table-cell office:value-type="string" calcext:value-type="string">
            <text:p>pas d'unité monétaire</text:p>
          </table:table-cell>
          <table:table-cell table:number-columns-repeated="1002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ls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1" table:formula="of:=[.L166]+([.M166]/20)+([.N166]/240)" office:value-type="float" office:value="400" calcext:value-type="float">
            <text:p>400,0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1600" calcext:value-type="float">
            <text:p>1 600,0000</text:p>
          </table:table-cell>
          <table:table-cell table:formula="of:=[.S166]-[.T166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quarts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1" table:formula="of:=[.L167]+([.M167]/20)+([.N167]/240)" office:value-type="float" office:value="400" calcext:value-type="float">
            <text:p>400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2000" calcext:value-type="float">
            <text:p>2 000,0000</text:p>
          </table:table-cell>
          <table:table-cell table:formula="of:=[.S167]-[.T167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aril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68]+([.M168]/20)+([.N168]/240)" office:value-type="float" office:value="50" calcext:value-type="float">
            <text:p>50,0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350" calcext:value-type="float">
            <text:p>350,0000</text:p>
          </table:table-cell>
          <table:table-cell table:formula="of:=[.S168]-[.T168]" office:value-type="float" office:value="-350" calcext:value-type="float">
            <text:p>-350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69]+([.M169]/20)+([.N169]/240)" office:value-type="float" office:value="50" calcext:value-type="float">
            <text:p>50,0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50" calcext:value-type="float">
            <text:p>50,0000</text:p>
          </table:table-cell>
          <table:table-cell table:formula="of:=[.S169]-[.T169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quart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70]+([.M170]/20)+([.N170]/240)" office:value-type="float" office:value="50" calcext:value-type="float">
            <text:p>50,00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700" calcext:value-type="float">
            <text:p>700,0000</text:p>
          </table:table-cell>
          <table:table-cell table:formula="of:=[.S170]-[.T170]" office:value-type="float" office:value="-700" calcext:value-type="float">
            <text:p>-700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28" calcext:value-type="float">
            <text:p>128,00</text:p>
          </table:table-cell>
          <table:table-cell office:value-type="string" calcext:value-type="string">
            <text:p>sac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71]+([.M171]/20)+([.N171]/240)" office:value-type="float" office:value="50" calcext:value-type="float">
            <text:p>50,0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6400" calcext:value-type="float">
            <text:p>6 400,0000</text:p>
          </table:table-cell>
          <table:table-cell table:formula="of:=[.S171]-[.T171]" office:value-type="float" office:value="-6400" calcext:value-type="float">
            <text:p>-6400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54880" calcext:value-type="float">
            <text:p>154 8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72]+([.M172]/20)+([.N172]/240)" office:value-type="float" office:value="0.5" calcext:value-type="float">
            <text:p>0,5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77440" calcext:value-type="float">
            <text:p>77 440,0000</text:p>
          </table:table-cell>
          <table:table-cell table:formula="of:=[.S172]-[.T172]" office:value-type="float" office:value="-77440" calcext:value-type="float">
            <text:p>-77440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nefi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sac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73]+([.M173]/20)+([.N173]/240)" office:value-type="float" office:value="10" calcext:value-type="float">
            <text:p>10,00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300" calcext:value-type="float">
            <text:p>300,0000</text:p>
          </table:table-cell>
          <table:table-cell table:formula="of:=[.S173]-[.T173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onfit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174]+([.M174]/20)+([.N174]/240)" office:value-type="float" office:value="40" calcext:value-type="float">
            <text:p>40,0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40" calcext:value-type="float">
            <text:p>40,0000</text:p>
          </table:table-cell>
          <table:table-cell table:formula="of:=[.S174]-[.T174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oton en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llots</text:p>
          </table:table-cell>
          <table:table-cell office:value-type="float" office:value="170" calcext:value-type="float">
            <text:p>170,000</text:p>
          </table:table-cell>
          <table:table-cell table:number-columns-repeated="2"/>
          <table:table-cell table:style-name="ce21" table:formula="of:=[.L175]+([.M175]/20)+([.N175]/240)" office:value-type="float" office:value="170" calcext:value-type="float">
            <text:p>170,0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1700" calcext:value-type="float">
            <text:p>1 700,0000</text:p>
          </table:table-cell>
          <table:table-cell table:formula="of:=[.S175]-[.T175]" office:value-type="float" office:value="-1700" calcext:value-type="float">
            <text:p>-1700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oton en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36510" calcext:value-type="float">
            <text:p>36 510,00</text:p>
          </table:table-cell>
          <table:table-cell office:value-type="string" calcext:value-type="string">
            <text:p>livres</text:p>
          </table:table-cell>
          <table:table-cell office:value-type="float" office:value="1.7" calcext:value-type="float">
            <text:p>1,700</text:p>
          </table:table-cell>
          <table:table-cell table:number-columns-repeated="2"/>
          <table:table-cell table:style-name="ce21" table:formula="of:=[.L176]+([.M176]/20)+([.N176]/240)" office:value-type="float" office:value="1.7" calcext:value-type="float">
            <text:p>1,7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62067" calcext:value-type="float">
            <text:p>62 067,0000</text:p>
          </table:table-cell>
          <table:table-cell table:formula="of:=[.S176]-[.T176]" office:value-type="float" office:value="-62067" calcext:value-type="float">
            <text:p>-62067</text:p>
          </table:table-cell>
          <table:table-cell office:value-type="string" calcext:value-type="string">
            <text:p>170L L%</text:p>
          </table:table-cell>
          <table:table-cell table:number-columns-repeated="1002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uirs de boeuf en po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77]+([.M177]/20)+([.N177]/240)" office:value-type="float" office:value="6.5" calcext:value-type="float">
            <text:p>6,50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104" calcext:value-type="float">
            <text:p>104,0000</text:p>
          </table:table-cell>
          <table:table-cell table:formula="of:=[.S177]-[.T177]" office:value-type="float" office:value="-104" calcext:value-type="float">
            <text:p>-104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ls</text:p>
          </table:table-cell>
          <table:table-cell office:value-type="float" office:value="350" calcext:value-type="float">
            <text:p>350,000</text:p>
          </table:table-cell>
          <table:table-cell table:number-columns-repeated="2"/>
          <table:table-cell table:style-name="ce21" table:formula="of:=[.L178]+([.M178]/20)+([.N178]/240)" office:value-type="float" office:value="350" calcext:value-type="float">
            <text:p>350,00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1400" calcext:value-type="float">
            <text:p>1 400,0000</text:p>
          </table:table-cell>
          <table:table-cell table:formula="of:=[.S178]-[.T178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4936" calcext:value-type="float">
            <text:p>24 936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179]+([.M179]/20)+([.N179]/240)" office:value-type="float" office:value="7" calcext:value-type="float">
            <text:p>7,00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174552" calcext:value-type="float">
            <text:p>174 552,0000</text:p>
          </table:table-cell>
          <table:table-cell table:formula="of:=[.S179]-[.T179]" office:value-type="float" office:value="-174552" calcext:value-type="float">
            <text:p>-174552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caiss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80]+([.M180]/20)+([.N180]/240)" office:value-type="float" office:value="20" calcext:value-type="float">
            <text:p>20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160" calcext:value-type="float">
            <text:p>160,0000</text:p>
          </table:table-cell>
          <table:table-cell table:formula="of:=[.S180]-[.T180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81]+([.M181]/20)+([.N181]/240)" office:value-type="float" office:value="12" calcext:value-type="float">
            <text:p>12,0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12" calcext:value-type="float">
            <text:p>12,0000</text:p>
          </table:table-cell>
          <table:table-cell table:formula="of:=[.S181]-[.T181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irop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l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82]+([.M182]/20)+([.N182]/240)" office:value-type="float" office:value="12" calcext:value-type="float">
            <text:p>12,0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60" calcext:value-type="float">
            <text:p>60,0000</text:p>
          </table:table-cell>
          <table:table-cell table:formula="of:=[.S182]-[.T182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irop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cannevett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83]+([.M183]/20)+([.N183]/240)" office:value-type="float" office:value="1" calcext:value-type="float">
            <text:p>1,0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5" calcext:value-type="float">
            <text:p>5,0000</text:p>
          </table:table-cell>
          <table:table-cell table:formula="of:=[.S183]-[.T183]" office:value-type="float" office:value="-5" calcext:value-type="float">
            <text:p>-5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ucre ;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l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184]+([.M184]/20)+([.N184]/240)" office:value-type="float" office:value="36" calcext:value-type="float">
            <text:p>36,0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108" calcext:value-type="float">
            <text:p>108,0000</text:p>
          </table:table-cell>
          <table:table-cell table:formula="of:=[.S184]-[.T184]" office:value-type="float" office:value="-108" calcext:value-type="float">
            <text:p>-108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ucre ;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612105" calcext:value-type="float">
            <text:p>612 105,00</text:p>
          </table:table-cell>
          <table:table-cell office:value-type="string" calcext:value-type="string">
            <text:p>livres</text:p>
          </table:table-cell>
          <table:table-cell office:value-type="float" office:value="0.36" calcext:value-type="float">
            <text:p>0,360</text:p>
          </table:table-cell>
          <table:table-cell table:number-columns-repeated="2"/>
          <table:table-cell table:style-name="ce21" table:formula="of:=[.L185]+([.M185]/20)+([.N185]/240)" office:value-type="float" office:value="0.36" calcext:value-type="float">
            <text:p>0,36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220357.8" calcext:value-type="float">
            <text:p>220 357,8000</text:p>
          </table:table-cell>
          <table:table-cell table:formula="of:=[.S185]-[.T185]" office:value-type="float" office:value="-220357.8" calcext:value-type="float">
            <text:p>-220357,8</text:p>
          </table:table-cell>
          <table:table-cell office:value-type="string" calcext:value-type="string">
            <text:p>36L L%</text:p>
          </table:table-cell>
          <table:table-cell table:number-columns-repeated="1002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ucre ;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barils</text:p>
          </table:table-cell>
          <table:table-cell office:value-type="float" office:value="55" calcext:value-type="float">
            <text:p>55,000</text:p>
          </table:table-cell>
          <table:table-cell table:number-columns-repeated="2"/>
          <table:table-cell table:style-name="ce21" table:formula="of:=[.L186]+([.M186]/20)+([.N186]/240)" office:value-type="float" office:value="55" calcext:value-type="float">
            <text:p>55,0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1210" calcext:value-type="float">
            <text:p>1 210,0000</text:p>
          </table:table-cell>
          <table:table-cell table:formula="of:=[.S186]-[.T186]" office:value-type="float" office:value="-1210" calcext:value-type="float">
            <text:p>-1210</text:p>
          </table:table-cell>
          <table:table-cell table:number-columns-repeated="100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ucre ;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office:value-type="float" office:value="55" calcext:value-type="float">
            <text:p>55,000</text:p>
          </table:table-cell>
          <table:table-cell table:number-columns-repeated="2"/>
          <table:table-cell table:style-name="ce21" table:formula="of:=[.L187]+([.M187]/20)+([.N187]/240)" office:value-type="float" office:value="55" calcext:value-type="float">
            <text:p>55,00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55" calcext:value-type="float">
            <text:p>55,0000</text:p>
          </table:table-cell>
          <table:table-cell table:formula="of:=[.S187]-[.T187]" office:value-type="float" office:value="-55" calcext:value-type="float">
            <text:p>-55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ucre ;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quarts</text:p>
          </table:table-cell>
          <table:table-cell office:value-type="float" office:value="55" calcext:value-type="float">
            <text:p>55,000</text:p>
          </table:table-cell>
          <table:table-cell table:number-columns-repeated="2"/>
          <table:table-cell table:style-name="ce21" table:formula="of:=[.L188]+([.M188]/20)+([.N188]/240)" office:value-type="float" office:value="55" calcext:value-type="float">
            <text:p>55,0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110" calcext:value-type="float">
            <text:p>110,0000</text:p>
          </table:table-cell>
          <table:table-cell table:formula="of:=[.S188]-[.T188]" office:value-type="float" office:value="-110" calcext:value-type="float">
            <text:p>-110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ucre ;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470960" calcext:value-type="float">
            <text:p>470 960,00</text:p>
          </table:table-cell>
          <table:table-cell office:value-type="string" calcext:value-type="string">
            <text:p>livres</text:p>
          </table:table-cell>
          <table:table-cell office:value-type="float" office:value="0.55" calcext:value-type="float">
            <text:p>0,550</text:p>
          </table:table-cell>
          <table:table-cell table:number-columns-repeated="2"/>
          <table:table-cell table:style-name="ce21" table:formula="of:=[.L189]+([.M189]/20)+([.N189]/240)" office:value-type="float" office:value="0.55" calcext:value-type="float">
            <text:p>0,55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259028" calcext:value-type="float">
            <text:p>259 028,0000</text:p>
          </table:table-cell>
          <table:table-cell table:formula="of:=[.S189]-[.T189]" office:value-type="float" office:value="-259028" calcext:value-type="float">
            <text:p>-259028</text:p>
          </table:table-cell>
          <table:table-cell office:value-type="string" calcext:value-type="string">
            <text:p>55L L%</text:p>
          </table:table-cell>
          <table:table-cell table:number-columns-repeated="1002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sles françoises de l'Amérique</text:p>
          </table:table-cell>
          <table:table-cell office:value-type="float" office:value="4174" calcext:value-type="float">
            <text:p>4 174,00</text:p>
          </table:table-cell>
          <table:table-cell office:value-type="string" calcext:value-type="string">
            <text:p>livres</text:p>
          </table:table-cell>
          <table:table-cell office:value-type="float" office:value="0.9" calcext:value-type="float">
            <text:p>0,900</text:p>
          </table:table-cell>
          <table:table-cell table:number-columns-repeated="2"/>
          <table:table-cell table:style-name="ce21" table:formula="of:=[.L190]+([.M190]/20)+([.N190]/240)" office:value-type="float" office:value="0.9" calcext:value-type="float">
            <text:p>0,9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3756.6" calcext:value-type="float">
            <text:p>3 756,6000</text:p>
          </table:table-cell>
          <table:table-cell table:formula="of:=[.S190]-[.T190]" office:value-type="float" office:value="-3756.6" calcext:value-type="float">
            <text:p>-3756,6</text:p>
          </table:table-cell>
          <table:table-cell office:value-type="string" calcext:value-type="string">
            <text:p>90L L%</text:p>
          </table:table-cell>
          <table:table-cell table:number-columns-repeated="1002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an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caiss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191]+([.M191]/20)+([.N191]/240)" office:value-type="float" office:value="45" calcext:value-type="float">
            <text:p>45,0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270" calcext:value-type="float">
            <text:p>270,0000</text:p>
          </table:table-cell>
          <table:table-cell table:formula="of:=[.S191]-[.T191]" office:value-type="float" office:value="-270" calcext:value-type="float">
            <text:p>-270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anbou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99" calcext:value-type="float">
            <text:p>99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21" table:formula="of:=[.L192]+([.M192]/20)+([.N192]/240)" office:value-type="float" office:value="0" calcext:value-type="float">
            <text:p>0,0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0" calcext:value-type="float">
            <text:p>0,0000</text:p>
          </table:table-cell>
          <table:table-cell table:formula="of:=[.S192]-[.T192]" office:value-type="float" office:value="0" calcext:value-type="float">
            <text:p>0</text:p>
          </table:table-cell>
          <table:table-cell office:value-type="string" calcext:value-type="string">
            <text:p>"inconnu"</text:p>
          </table:table-cell>
          <table:table-cell table:number-columns-repeated="1002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bande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193]+([.M193]/20)+([.N193]/240)" office:value-type="float" office:value="18" calcext:value-type="float">
            <text:p>18,0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234" calcext:value-type="float">
            <text:p>234,0000</text:p>
          </table:table-cell>
          <table:table-cell table:formula="of:=[.S193]-[.T193]" office:value-type="float" office:value="-234" calcext:value-type="float">
            <text:p>-234</text:p>
          </table:table-cell>
          <table:table-cell office:value-type="string" calcext:value-type="string">
            <text:p>nom de marchandis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3814" calcext:value-type="float">
            <text:p>3 814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194]+([.M194]/20)+([.N194]/240)" office:value-type="float" office:value="8" calcext:value-type="float">
            <text:p>8,0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30512" calcext:value-type="float">
            <text:p>30 512,0000</text:p>
          </table:table-cell>
          <table:table-cell table:formula="of:=[.S194]-[.T194]" office:value-type="float" office:value="-30512" calcext:value-type="float">
            <text:p>-30512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pièc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95]+([.M195]/20)+([.N195]/240)" office:value-type="float" office:value="6" calcext:value-type="float">
            <text:p>6,0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390" calcext:value-type="float">
            <text:p>390,0000</text:p>
          </table:table-cell>
          <table:table-cell table:formula="of:=[.S195]-[.T195]" office:value-type="float" office:value="-390" calcext:value-type="float">
            <text:p>-390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cartes géographiques de la Ch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aiss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196]+([.M196]/20)+([.N196]/240)" office:value-type="float" office:value="100" calcext:value-type="float">
            <text:p>100,0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300" calcext:value-type="float">
            <text:p>300,0000</text:p>
          </table:table-cell>
          <table:table-cell table:formula="of:=[.S196]-[.T196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toffe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949" calcext:value-type="float">
            <text:p>949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97]+([.M197]/20)+([.N197]/240)" office:value-type="float" office:value="50" calcext:value-type="float">
            <text:p>50,0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47450" calcext:value-type="float">
            <text:p>47 450,0000</text:p>
          </table:table-cell>
          <table:table-cell table:formula="of:=[.S197]-[.T197]" office:value-type="float" office:value="-47450" calcext:value-type="float">
            <text:p>-47450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eventa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0212" calcext:value-type="float">
            <text:p>10 21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198]+([.M198]/20)+([.N198]/240)" office:value-type="float" office:value="1.25" calcext:value-type="float">
            <text:p>1,25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12765" calcext:value-type="float">
            <text:p>12 765,0000</text:p>
          </table:table-cell>
          <table:table-cell table:formula="of:=[.S198]-[.T198]" office:value-type="float" office:value="-12765" calcext:value-type="float">
            <text:p>-12765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gaz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199]+([.M199]/20)+([.N199]/240)" office:value-type="float" office:value="60" calcext:value-type="float">
            <text:p>60,0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1080" calcext:value-type="float">
            <text:p>1 080,0000</text:p>
          </table:table-cell>
          <table:table-cell table:formula="of:=[.S199]-[.T199]" office:value-type="float" office:value="-1080" calcext:value-type="float">
            <text:p>-1080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jon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471" calcext:value-type="float">
            <text:p>471,00</text:p>
          </table:table-cell>
          <table:table-cell office:value-type="string" calcext:value-type="string">
            <text:p>pièc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00]+([.M200]/20)+([.N200]/240)" office:value-type="float" office:value="6" calcext:value-type="float">
            <text:p>6,0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2826" calcext:value-type="float">
            <text:p>2 826,0000</text:p>
          </table:table-cell>
          <table:table-cell table:formula="of:=[.S200]-[.T200]" office:value-type="float" office:value="-2826" calcext:value-type="float">
            <text:p>-2826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mago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201]+([.M201]/20)+([.N201]/240)" office:value-type="float" office:value="60" calcext:value-type="float">
            <text:p>60,0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120" calcext:value-type="float">
            <text:p>120,0000</text:p>
          </table:table-cell>
          <table:table-cell table:formula="of:=[.S201]-[.T201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nacres de per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63" calcext:value-type="float">
            <text:p>16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02]+([.M202]/20)+([.N202]/240)" office:value-type="float" office:value="1.5" calcext:value-type="float">
            <text:p>1,50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244.5" calcext:value-type="float">
            <text:p>244,5000</text:p>
          </table:table-cell>
          <table:table-cell table:formula="of:=[.S202]-[.T202]" office:value-type="float" office:value="-244.5" calcext:value-type="float">
            <text:p>-244,5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nan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6954" calcext:value-type="float">
            <text:p>6 954,00</text:p>
          </table:table-cell>
          <table:table-cell office:value-type="string" calcext:value-type="string">
            <text:p>pièc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203]+([.M203]/20)+([.N203]/240)" office:value-type="float" office:value="7" calcext:value-type="float">
            <text:p>7,00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48678" calcext:value-type="float">
            <text:p>48 678,0000</text:p>
          </table:table-cell>
          <table:table-cell table:formula="of:=[.S203]-[.T203]" office:value-type="float" office:value="-48678" calcext:value-type="float">
            <text:p>-48678</text:p>
          </table:table-cell>
          <table:table-cell table:number-columns-repeated="100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nan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04]+([.M204]/20)+([.N204]/240)" office:value-type="float" office:value="3" calcext:value-type="float">
            <text:p>3,00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60" calcext:value-type="float">
            <text:p>60,0000</text:p>
          </table:table-cell>
          <table:table-cell table:formula="of:=[.S204]-[.T204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e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</text:p>
          </table:table-cell>
          <table:table-cell office:value-type="float" office:value="115" calcext:value-type="float">
            <text:p>115,000</text:p>
          </table:table-cell>
          <table:table-cell table:number-columns-repeated="2"/>
          <table:table-cell table:style-name="ce21" table:formula="of:=[.L205]+([.M205]/20)+([.N205]/240)" office:value-type="float" office:value="115" calcext:value-type="float">
            <text:p>115,0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115" calcext:value-type="float">
            <text:p>115,0000</text:p>
          </table:table-cell>
          <table:table-cell table:formula="of:=[.S205]-[.T205]" office:value-type="float" office:value="-115" calcext:value-type="float">
            <text:p>-115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86" calcext:value-type="float">
            <text:p>186,00</text:p>
          </table:table-cell>
          <table:table-cell office:value-type="string" calcext:value-type="string">
            <text:p>caisses</text:p>
          </table:table-cell>
          <table:table-cell office:value-type="float" office:value="250" calcext:value-type="float">
            <text:p>250,000</text:p>
          </table:table-cell>
          <table:table-cell table:number-columns-repeated="2"/>
          <table:table-cell table:style-name="ce21" table:formula="of:=[.L206]+([.M206]/20)+([.N206]/240)" office:value-type="float" office:value="250" calcext:value-type="float">
            <text:p>250,0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46500" calcext:value-type="float">
            <text:p>46 500,0000</text:p>
          </table:table-cell>
          <table:table-cell table:formula="of:=[.S206]-[.T206]" office:value-type="float" office:value="-46500" calcext:value-type="float">
            <text:p>-46500</text:p>
          </table:table-cell>
          <table:table-cell table:number-columns-repeated="100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rhubar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207]+([.M207]/20)+([.N207]/240)" office:value-type="float" office:value="5" calcext:value-type="float">
            <text:p>5,0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575" calcext:value-type="float">
            <text:p>575,0000</text:p>
          </table:table-cell>
          <table:table-cell table:formula="of:=[.S207]-[.T207]" office:value-type="float" office:value="-575" calcext:value-type="float">
            <text:p>-575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at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68" calcext:value-type="float">
            <text:p>68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208]+([.M208]/20)+([.N208]/240)" office:value-type="float" office:value="120" calcext:value-type="float">
            <text:p>120,00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8160" calcext:value-type="float">
            <text:p>8 160,0000</text:p>
          </table:table-cell>
          <table:table-cell table:formula="of:=[.S208]-[.T208]" office:value-type="float" office:value="-8160" calcext:value-type="float">
            <text:p>-8160</text:p>
          </table:table-cell>
          <table:table-cell table:number-columns-repeated="100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oye nan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629" calcext:value-type="float">
            <text:p>629,00</text:p>
          </table:table-cell>
          <table:table-cell office:value-type="string" calcext:value-type="string">
            <text:p>livre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209]+([.M209]/20)+([.N209]/240)" office:value-type="float" office:value="35" calcext:value-type="float">
            <text:p>35,00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22015" calcext:value-type="float">
            <text:p>22 015,0000</text:p>
          </table:table-cell>
          <table:table-cell table:formula="of:=[.S209]-[.T209]" office:value-type="float" office:value="-22015" calcext:value-type="float">
            <text:p>-22015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sucre candi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210]+([.M210]/20)+([.N210]/240)" office:value-type="float" office:value="1.25" calcext:value-type="float">
            <text:p>1,25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33.75" calcext:value-type="float">
            <text:p>33,7500</text:p>
          </table:table-cell>
          <table:table-cell table:formula="of:=[.S210]-[.T210]" office:value-type="float" office:value="-33.75" calcext:value-type="float">
            <text:p>-33,75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3176" calcext:value-type="float">
            <text:p>3 17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11]+([.M211]/20)+([.N211]/240)" office:value-type="float" office:value="1.5" calcext:value-type="float">
            <text:p>1,5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4764" calcext:value-type="float">
            <text:p>4 764,0000</text:p>
          </table:table-cell>
          <table:table-cell table:formula="of:=[.S211]-[.T211]" office:value-type="float" office:value="-4764" calcext:value-type="float">
            <text:p>-4764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; baz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12]+([.M212]/20)+([.N212]/240)" office:value-type="float" office:value="30" calcext:value-type="float">
            <text:p>30,0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30" calcext:value-type="float">
            <text:p>30,0000</text:p>
          </table:table-cell>
          <table:table-cell table:formula="of:=[.S212]-[.T212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Toile ; de co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13]+([.M213]/20)+([.N213]/240)" office:value-type="float" office:value="2" calcext:value-type="float">
            <text:p>2,0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72" calcext:value-type="float">
            <text:p>72,0000</text:p>
          </table:table-cell>
          <table:table-cell table:formula="of:=[.S213]-[.T213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9" calcext:value-type="float">
            <text:p>1779</text:p>
          </table:table-cell>
          <table:table-cell office:value-type="string" calcext:value-type="string">
            <text:p>vern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s Indes orientales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aiss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214]+([.M214]/20)+([.N214]/240)" office:value-type="float" office:value="300" calcext:value-type="float">
            <text:p>300,00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3300" calcext:value-type="float">
            <text:p>3 300,0000</text:p>
          </table:table-cell>
          <table:table-cell table:formula="of:=[.S214]-[.T214]" office:value-type="float" office:value="-3300" calcext:value-type="float">
            <text:p>-3300</text:p>
          </table:table-cell>
          <table:table-cell table:number-columns-repeated="1003"/>
        </table:table-row>
        <table:table-row table:style-name="ro2" table:number-rows-repeated="60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1"/>
          <table:table-cell table:number-columns-repeated="1009"/>
        </table:table-row>
        <table:table-row table:style-name="ro2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1"/>
          <table:table-cell table:number-columns-repeated="6"/>
          <table:table-cell table:style-name="ce28"/>
          <table:table-cell table:number-columns-repeated="1002"/>
        </table:table-row>
        <table:table-row table:style-name="ro2" table:number-rows-repeated="4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1"/>
          <table:table-cell table:number-columns-repeated="1009"/>
        </table:table-row>
        <table:table-row table:style-name="ro2" table:number-rows-repeated="101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number-columns-repeated="6"/>
          <table:table-cell table:style-name="ce21"/>
          <table:table-cell table:number-columns-repeated="1009"/>
        </table:table-row>
        <table:table-row table:style-name="ro2" table:number-rows-repeated="57">
          <table:table-cell table:style-name="ce2" table:number-columns-repeated="4"/>
          <table:table-cell table:number-columns-repeated="3"/>
          <table:table-cell table:style-name="ce2"/>
          <table:table-cell table:number-columns-repeated="6"/>
          <table:table-cell table:style-name="ce21"/>
          <table:table-cell table:number-columns-repeated="1009"/>
        </table:table-row>
        <table:table-row table:style-name="ro2" table:number-rows-repeated="2696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 table:number-rows-repeated="104531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0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08:47:10.3326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5M12S</meta:editing-duration>
    <meta:editing-cycles>115</meta:editing-cycles>
    <meta:generator>LibreOffice/5.1.6.2$MacOSX_X86_64 LibreOffice_project/07ac168c60a517dba0f0d7bc7540f5afa45f0909</meta:generator>
    <dc:date>2017-06-16T09:15:34.984196000</dc:date>
    <meta:document-statistic meta:table-count="3" meta:cell-count="3950" meta:object-count="0"/>
    <meta:user-defined meta:name="Info 1"/>
    <meta:user-defined meta:name="Info 2"/>
    <meta:user-defined meta:name="Info 3"/>
    <meta:user-defined meta:name="Info 4"/>
  </office:meta>
</office:document-meta>
</file>